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2.receiver_i.routed_msg_sub.network" table:style-name="ta1">
        <table:shapes>
          <draw:frame draw:z-index="0" draw:style-name="gr1" draw:text-style-name="P1" svg:width="741.26pt" svg:height="458.73pt" svg:x="339.14pt" svg:y="2.83pt">
            <draw:object draw:notify-on-update-of-ranges="'sink_2.receiver_i.routed_msg_sub.network'.D1:'sink_2.receiver_i.routed_msg_sub.network'.D1 'sink_2.receiver_i.routed_msg_sub.network'.D2:'sink_2.receiver_i.routed_msg_sub.network'.D208 'sink_2.receiver_i.routed_msg_sub.network'.E1:'sink_2.receiver_i.routed_msg_sub.network'.E1 'sink_2.receiver_i.routed_msg_sub.network'.E2:'sink_2.receiver_i.routed_msg_s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690834.40772" calcext:value-type="float">
            <text:p>1442690834.40772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690840.15953" calcext:value-type="float">
            <text:p>1442690840.15953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5.75180864334106" calcext:value-type="float">
            <text:p>5.7518086433</text:p>
          </table:table-cell>
          <table:table-cell table:formula="of:=[.C3]/([.D3]-[.D2])" office:value-type="float" office:value="11410.6716808082" calcext:value-type="float">
            <text:p>11410.6716808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690840.24205" calcext:value-type="float">
            <text:p>1442690840.24205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5.83433270454407" calcext:value-type="float">
            <text:p>5.8343327045</text:p>
          </table:table-cell>
          <table:table-cell table:formula="of:=[.C4]/([.D4]-[.D3])" office:value-type="float" office:value="795307.441772046" calcext:value-type="float">
            <text:p>795307.441772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690840.32464" calcext:value-type="float">
            <text:p>1442690840.32464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5.91691637039185" calcext:value-type="float">
            <text:p>5.9169163704</text:p>
          </table:table-cell>
          <table:table-cell table:formula="of:=[.C5]/([.D5]-[.D4])" office:value-type="float" office:value="794733.429743548" calcext:value-type="float">
            <text:p>794733.429743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90840.40722" calcext:value-type="float">
            <text:p>1442690840.40722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5.99949860572815" calcext:value-type="float">
            <text:p>5.9994986057</text:p>
          </table:table-cell>
          <table:table-cell table:formula="of:=[.C6]/([.D6]-[.D5])" office:value-type="float" office:value="794747.19632768" calcext:value-type="float">
            <text:p>794747.19632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690840.48972" calcext:value-type="float">
            <text:p>1442690840.48972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6.08200120925903" calcext:value-type="float">
            <text:p>6.0820012093</text:p>
          </table:table-cell>
          <table:table-cell table:formula="of:=[.C7]/([.D7]-[.D6])" office:value-type="float" office:value="795514.289139148" calcext:value-type="float">
            <text:p>795514.289139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690840.57215" calcext:value-type="float">
            <text:p>1442690840.57215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6.16443061828613" calcext:value-type="float">
            <text:p>6.1644306183</text:p>
          </table:table-cell>
          <table:table-cell table:formula="of:=[.C8]/([.D8]-[.D7])" office:value-type="float" office:value="796220.678695182" calcext:value-type="float">
            <text:p>796220.678695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690840.65461" calcext:value-type="float">
            <text:p>1442690840.65461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6.24688482284546" calcext:value-type="float">
            <text:p>6.2468848228</text:p>
          </table:table-cell>
          <table:table-cell table:formula="of:=[.C9]/([.D9]-[.D8])" office:value-type="float" office:value="795981.240141338" calcext:value-type="float">
            <text:p>795981.240141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690840.73712" calcext:value-type="float">
            <text:p>1442690840.73712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6.32940077781677" calcext:value-type="float">
            <text:p>6.3294007778</text:p>
          </table:table-cell>
          <table:table-cell table:formula="of:=[.C10]/([.D10]-[.D9])" office:value-type="float" office:value="795385.571466959" calcext:value-type="float">
            <text:p>795385.5714669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690840.81953" calcext:value-type="float">
            <text:p>1442690840.81953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6.4118127822876" calcext:value-type="float">
            <text:p>6.4118127823</text:p>
          </table:table-cell>
          <table:table-cell table:formula="of:=[.C11]/([.D11]-[.D10])" office:value-type="float" office:value="796388.832202649" calcext:value-type="float">
            <text:p>796388.8322026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690840.90242" calcext:value-type="float">
            <text:p>1442690840.90242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6.49469661712647" calcext:value-type="float">
            <text:p>6.4946966171</text:p>
          </table:table-cell>
          <table:table-cell table:formula="of:=[.C12]/([.D12]-[.D11])" office:value-type="float" office:value="791855.252928317" calcext:value-type="float">
            <text:p>791855.2529283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690840.9848" calcext:value-type="float">
            <text:p>1442690840.9848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6.57707643508911" calcext:value-type="float">
            <text:p>6.5770764351</text:p>
          </table:table-cell>
          <table:table-cell table:formula="of:=[.C13]/([.D13]-[.D12])" office:value-type="float" office:value="796699.988215069" calcext:value-type="float">
            <text:p>796699.9882150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690841.06881" calcext:value-type="float">
            <text:p>1442690841.06881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6.66109085083008" calcext:value-type="float">
            <text:p>6.6610908508</text:p>
          </table:table-cell>
          <table:table-cell table:formula="of:=[.C14]/([.D14]-[.D13])" office:value-type="float" office:value="781199.267068125" calcext:value-type="float">
            <text:p>781199.267068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690841.1479" calcext:value-type="float">
            <text:p>1442690841.1479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6.74017691612244" calcext:value-type="float">
            <text:p>6.7401769161</text:p>
          </table:table-cell>
          <table:table-cell table:formula="of:=[.C15]/([.D15]-[.D14])" office:value-type="float" office:value="829880.70979859" calcext:value-type="float">
            <text:p>829880.709798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690841.22709" calcext:value-type="float">
            <text:p>1442690841.22709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6.81936764717102" calcext:value-type="float">
            <text:p>6.8193676472</text:p>
          </table:table-cell>
          <table:table-cell table:formula="of:=[.C16]/([.D16]-[.D15])" office:value-type="float" office:value="828783.863097998" calcext:value-type="float">
            <text:p>828783.8630979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690841.30622" calcext:value-type="float">
            <text:p>1442690841.30622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6.89849424362183" calcext:value-type="float">
            <text:p>6.8984942436</text:p>
          </table:table-cell>
          <table:table-cell table:formula="of:=[.C17]/([.D17]-[.D16])" office:value-type="float" office:value="829455.618513865" calcext:value-type="float">
            <text:p>829455.6185138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690841.3853" calcext:value-type="float">
            <text:p>1442690841.3853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6.97757840156555" calcext:value-type="float">
            <text:p>6.9775784016</text:p>
          </table:table-cell>
          <table:table-cell table:formula="of:=[.C18]/([.D18]-[.D17])" office:value-type="float" office:value="829900.724829139" calcext:value-type="float">
            <text:p>829900.724829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690841.46441" calcext:value-type="float">
            <text:p>1442690841.46441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7.05668592453003" calcext:value-type="float">
            <text:p>7.0566859245</text:p>
          </table:table-cell>
          <table:table-cell table:formula="of:=[.C19]/([.D19]-[.D18])" office:value-type="float" office:value="829655.607210346" calcext:value-type="float">
            <text:p>829655.6072103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690841.54352" calcext:value-type="float">
            <text:p>1442690841.54352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7.1358015537262" calcext:value-type="float">
            <text:p>7.1358015537</text:p>
          </table:table-cell>
          <table:table-cell table:formula="of:=[.C20]/([.D20]-[.D19])" office:value-type="float" office:value="829570.600232043" calcext:value-type="float">
            <text:p>829570.6002320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690841.6227" calcext:value-type="float">
            <text:p>1442690841.6227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7.2149772644043" calcext:value-type="float">
            <text:p>7.2149772644</text:p>
          </table:table-cell>
          <table:table-cell table:formula="of:=[.C21]/([.D21]-[.D20])" office:value-type="float" office:value="828941.091123712" calcext:value-type="float">
            <text:p>828941.0911237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690841.70174" calcext:value-type="float">
            <text:p>1442690841.70174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7.29402303695679" calcext:value-type="float">
            <text:p>7.294023037</text:p>
          </table:table-cell>
          <table:table-cell table:formula="of:=[.C22]/([.D22]-[.D21])" office:value-type="float" office:value="830303.732643225" calcext:value-type="float">
            <text:p>830303.7326432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690841.78091" calcext:value-type="float">
            <text:p>1442690841.78091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7.37318825721741" calcext:value-type="float">
            <text:p>7.3731882572</text:p>
          </table:table-cell>
          <table:table-cell table:formula="of:=[.C23]/([.D23]-[.D22])" office:value-type="float" office:value="829050.936559421" calcext:value-type="float">
            <text:p>829050.9365594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690841.86001" calcext:value-type="float">
            <text:p>1442690841.86001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7.45228481292725" calcext:value-type="float">
            <text:p>7.4522848129</text:p>
          </table:table-cell>
          <table:table-cell table:formula="of:=[.C24]/([.D24]-[.D23])" office:value-type="float" office:value="829770.644385164" calcext:value-type="float">
            <text:p>829770.6443851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690841.93919" calcext:value-type="float">
            <text:p>1442690841.93919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7.53147029876709" calcext:value-type="float">
            <text:p>7.5314702988</text:p>
          </table:table-cell>
          <table:table-cell table:formula="of:=[.C25]/([.D25]-[.D24])" office:value-type="float" office:value="828838.761345024" calcext:value-type="float">
            <text:p>828838.7613450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690842.01818" calcext:value-type="float">
            <text:p>1442690842.01818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7.61045789718628" calcext:value-type="float">
            <text:p>7.6104578972</text:p>
          </table:table-cell>
          <table:table-cell table:formula="of:=[.C26]/([.D26]-[.D25])" office:value-type="float" office:value="830915.248893745" calcext:value-type="float">
            <text:p>830915.2488937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690842.08706" calcext:value-type="float">
            <text:p>1442690842.08706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7.6793429851532" calcext:value-type="float">
            <text:p>7.6793429852</text:p>
          </table:table-cell>
          <table:table-cell table:formula="of:=[.C27]/([.D27]-[.D26])" office:value-type="float" office:value="952775.14970321" calcext:value-type="float">
            <text:p>952775.149703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690842.16045" calcext:value-type="float">
            <text:p>1442690842.16045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7.75272846221924" calcext:value-type="float">
            <text:p>7.7527284622</text:p>
          </table:table-cell>
          <table:table-cell table:formula="of:=[.C28]/([.D28]-[.D27])" office:value-type="float" office:value="894345.892729393" calcext:value-type="float">
            <text:p>894345.8927293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690842.23365" calcext:value-type="float">
            <text:p>1442690842.23365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7.82592821121216" calcext:value-type="float">
            <text:p>7.8259282112</text:p>
          </table:table-cell>
          <table:table-cell table:formula="of:=[.C29]/([.D29]-[.D28])" office:value-type="float" office:value="896615.096403515" calcext:value-type="float">
            <text:p>896615.0964035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690842.31099" calcext:value-type="float">
            <text:p>1442690842.31099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7.90326428413391" calcext:value-type="float">
            <text:p>7.9032642841</text:p>
          </table:table-cell>
          <table:table-cell table:formula="of:=[.C30]/([.D30]-[.D29])" office:value-type="float" office:value="848659.59080189" calcext:value-type="float">
            <text:p>848659.590801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690842.38828" calcext:value-type="float">
            <text:p>1442690842.38828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7.98055410385132" calcext:value-type="float">
            <text:p>7.9805541039</text:p>
          </table:table-cell>
          <table:table-cell table:formula="of:=[.C31]/([.D31]-[.D30])" office:value-type="float" office:value="849167.461380666" calcext:value-type="float">
            <text:p>849167.4613806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690842.46546" calcext:value-type="float">
            <text:p>1442690842.46546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8.05774283409119" calcext:value-type="float">
            <text:p>8.0577428341</text:p>
          </table:table-cell>
          <table:table-cell table:formula="of:=[.C32]/([.D32]-[.D31])" office:value-type="float" office:value="850279.565372367" calcext:value-type="float">
            <text:p>850279.5653723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690842.52992" calcext:value-type="float">
            <text:p>1442690842.52992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8.12219333648682" calcext:value-type="float">
            <text:p>8.1221933365</text:p>
          </table:table-cell>
          <table:table-cell table:formula="of:=[.C33]/([.D33]-[.D32])" office:value-type="float" office:value="1018331.8602719" calcext:value-type="float">
            <text:p>1018331.86027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690842.60723" calcext:value-type="float">
            <text:p>1442690842.60723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8.19951295852661" calcext:value-type="float">
            <text:p>8.1995129585</text:p>
          </table:table-cell>
          <table:table-cell table:formula="of:=[.C34]/([.D34]-[.D33])" office:value-type="float" office:value="848840.155558708" calcext:value-type="float">
            <text:p>848840.1555587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690842.68452" calcext:value-type="float">
            <text:p>1442690842.68452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8.27679443359375" calcext:value-type="float">
            <text:p>8.2767944336</text:p>
          </table:table-cell>
          <table:table-cell table:formula="of:=[.C35]/([.D35]-[.D34])" office:value-type="float" office:value="849259.152248089" calcext:value-type="float">
            <text:p>849259.1522480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690842.74891" calcext:value-type="float">
            <text:p>1442690842.74891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8.34118723869324" calcext:value-type="float">
            <text:p>8.3411872387</text:p>
          </table:table-cell>
          <table:table-cell table:formula="of:=[.C36]/([.D36]-[.D35])" office:value-type="float" office:value="1019244.30685382" calcext:value-type="float">
            <text:p>1019244.306853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690842.82642" calcext:value-type="float">
            <text:p>1442690842.82642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8.41869711875916" calcext:value-type="float">
            <text:p>8.4186971188</text:p>
          </table:table-cell>
          <table:table-cell table:formula="of:=[.C37]/([.D37]-[.D36])" office:value-type="float" office:value="846756.567603814" calcext:value-type="float">
            <text:p>846756.5676038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690842.90369" calcext:value-type="float">
            <text:p>1442690842.90369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8.49596810340881" calcext:value-type="float">
            <text:p>8.4959681034</text:p>
          </table:table-cell>
          <table:table-cell table:formula="of:=[.C38]/([.D38]-[.D37])" office:value-type="float" office:value="849374.448864232" calcext:value-type="float">
            <text:p>849374.4488642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690842.96806" calcext:value-type="float">
            <text:p>1442690842.96806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8.5603334903717" calcext:value-type="float">
            <text:p>8.5603334904</text:p>
          </table:table-cell>
          <table:table-cell table:formula="of:=[.C39]/([.D39]-[.D38])" office:value-type="float" office:value="1019678.48088662" calcext:value-type="float">
            <text:p>1019678.48088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690843.04365" calcext:value-type="float">
            <text:p>1442690843.04365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8.63592600822449" calcext:value-type="float">
            <text:p>8.6359260082</text:p>
          </table:table-cell>
          <table:table-cell table:formula="of:=[.C40]/([.D40]-[.D39])" office:value-type="float" office:value="868234.077449552" calcext:value-type="float">
            <text:p>868234.0774495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690843.11631" calcext:value-type="float">
            <text:p>1442690843.11631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8.7085862159729" calcext:value-type="float">
            <text:p>8.708586216</text:p>
          </table:table-cell>
          <table:table-cell table:formula="of:=[.C41]/([.D41]-[.D40])" office:value-type="float" office:value="903272.947240278" calcext:value-type="float">
            <text:p>903272.9472402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690843.17689" calcext:value-type="float">
            <text:p>1442690843.17689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8.76917219161987" calcext:value-type="float">
            <text:p>8.7691721916</text:p>
          </table:table-cell>
          <table:table-cell table:formula="of:=[.C42]/([.D42]-[.D41])" office:value-type="float" office:value="1083287.00328984" calcext:value-type="float">
            <text:p>1083287.003289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690843.24968" calcext:value-type="float">
            <text:p>1442690843.24968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8.84195947647095" calcext:value-type="float">
            <text:p>8.8419594765</text:p>
          </table:table-cell>
          <table:table-cell table:formula="of:=[.C43]/([.D43]-[.D42])" office:value-type="float" office:value="901695.950526054" calcext:value-type="float">
            <text:p>901695.9505260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690843.32217" calcext:value-type="float">
            <text:p>1442690843.32217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8.91444659233093" calcext:value-type="float">
            <text:p>8.9144465923</text:p>
          </table:table-cell>
          <table:table-cell table:formula="of:=[.C44]/([.D44]-[.D43])" office:value-type="float" office:value="905429.871520526" calcext:value-type="float">
            <text:p>905429.8715205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690843.38278" calcext:value-type="float">
            <text:p>1442690843.38278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8.97506070137024" calcext:value-type="float">
            <text:p>8.9750607014</text:p>
          </table:table-cell>
          <table:table-cell table:formula="of:=[.C45]/([.D45]-[.D44])" office:value-type="float" office:value="1082784.20717921" calcext:value-type="float">
            <text:p>1082784.207179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690843.45545" calcext:value-type="float">
            <text:p>1442690843.45545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9.04772663116455" calcext:value-type="float">
            <text:p>9.0477266312</text:p>
          </table:table-cell>
          <table:table-cell table:formula="of:=[.C46]/([.D46]-[.D45])" office:value-type="float" office:value="903201.819419062" calcext:value-type="float">
            <text:p>903201.8194190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690843.52821" calcext:value-type="float">
            <text:p>1442690843.52821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9.12049102783203" calcext:value-type="float">
            <text:p>9.1204910278</text:p>
          </table:table-cell>
          <table:table-cell table:formula="of:=[.C47]/([.D47]-[.D46])" office:value-type="float" office:value="901979.580754663" calcext:value-type="float">
            <text:p>901979.5807546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690843.58876" calcext:value-type="float">
            <text:p>1442690843.58876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9.18103408813477" calcext:value-type="float">
            <text:p>9.1810340881</text:p>
          </table:table-cell>
          <table:table-cell table:formula="of:=[.C48]/([.D48]-[.D47])" office:value-type="float" office:value="1084054.88047382" calcext:value-type="float">
            <text:p>1084054.880473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690843.66139" calcext:value-type="float">
            <text:p>1442690843.66139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9.25366878509522" calcext:value-type="float">
            <text:p>9.2536687851</text:p>
          </table:table-cell>
          <table:table-cell table:formula="of:=[.C49]/([.D49]-[.D48])" office:value-type="float" office:value="903590.19513412" calcext:value-type="float">
            <text:p>903590.195134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690843.73408" calcext:value-type="float">
            <text:p>1442690843.73408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9.32635974884033" calcext:value-type="float">
            <text:p>9.3263597488</text:p>
          </table:table-cell>
          <table:table-cell table:formula="of:=[.C50]/([.D50]-[.D49])" office:value-type="float" office:value="902890.76686521" calcext:value-type="float">
            <text:p>902890.766865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690843.79459" calcext:value-type="float">
            <text:p>1442690843.79459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9.38686800003052" calcext:value-type="float">
            <text:p>9.386868</text:p>
          </table:table-cell>
          <table:table-cell table:formula="of:=[.C51]/([.D51]-[.D50])" office:value-type="float" office:value="1084678.51423618" calcext:value-type="float">
            <text:p>1084678.5142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690843.86719" calcext:value-type="float">
            <text:p>1442690843.86719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9.45947122573853" calcext:value-type="float">
            <text:p>9.4594712257</text:p>
          </table:table-cell>
          <table:table-cell table:formula="of:=[.C52]/([.D52]-[.D51])" office:value-type="float" office:value="903981.873532116" calcext:value-type="float">
            <text:p>903981.8735321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690843.93989" calcext:value-type="float">
            <text:p>1442690843.93989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9.53216314315796" calcext:value-type="float">
            <text:p>9.5321631432</text:p>
          </table:table-cell>
          <table:table-cell table:formula="of:=[.C53]/([.D53]-[.D52])" office:value-type="float" office:value="902878.921480393" calcext:value-type="float">
            <text:p>902878.9214803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690844.00056" calcext:value-type="float">
            <text:p>1442690844.00056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9.59283804893494" calcext:value-type="float">
            <text:p>9.5928380489</text:p>
          </table:table-cell>
          <table:table-cell table:formula="of:=[.C54]/([.D54]-[.D53])" office:value-type="float" office:value="1081699.24880054" calcext:value-type="float">
            <text:p>1081699.248800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690844.0785" calcext:value-type="float">
            <text:p>1442690844.0785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9.67077684402466" calcext:value-type="float">
            <text:p>9.670776844</text:p>
          </table:table-cell>
          <table:table-cell table:formula="of:=[.C55]/([.D55]-[.D54])" office:value-type="float" office:value="842096.672452348" calcext:value-type="float">
            <text:p>842096.6724523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690844.15907" calcext:value-type="float">
            <text:p>1442690844.15907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9.75134706497192" calcext:value-type="float">
            <text:p>9.751347065</text:p>
          </table:table-cell>
          <table:table-cell table:formula="of:=[.C56]/([.D56]-[.D55])" office:value-type="float" office:value="814593.769613181" calcext:value-type="float">
            <text:p>814593.7696131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690844.22638" calcext:value-type="float">
            <text:p>1442690844.22638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9.81866049766541" calcext:value-type="float">
            <text:p>9.8186604977</text:p>
          </table:table-cell>
          <table:table-cell table:formula="of:=[.C57]/([.D57]-[.D56])" office:value-type="float" office:value="975020.844633819" calcext:value-type="float">
            <text:p>975020.8446338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690844.30713" calcext:value-type="float">
            <text:p>1442690844.30713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9.89941215515137" calcext:value-type="float">
            <text:p>9.8994121552</text:p>
          </table:table-cell>
          <table:table-cell table:formula="of:=[.C58]/([.D58]-[.D57])" office:value-type="float" office:value="812763.502859488" calcext:value-type="float">
            <text:p>812763.5028594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690844.38789" calcext:value-type="float">
            <text:p>1442690844.38789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9.98016977310181" calcext:value-type="float">
            <text:p>9.9801697731</text:p>
          </table:table-cell>
          <table:table-cell table:formula="of:=[.C59]/([.D59]-[.D58])" office:value-type="float" office:value="812703.515354775" calcext:value-type="float">
            <text:p>812703.5153547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690844.45516" calcext:value-type="float">
            <text:p>1442690844.45516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0.0474374294281" calcext:value-type="float">
            <text:p>10.0474374294</text:p>
          </table:table-cell>
          <table:table-cell table:formula="of:=[.C60]/([.D60]-[.D59])" office:value-type="float" office:value="975684.356857033" calcext:value-type="float">
            <text:p>975684.3568570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690844.53609" calcext:value-type="float">
            <text:p>1442690844.53609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0.1283648014069" calcext:value-type="float">
            <text:p>10.1283648014</text:p>
          </table:table-cell>
          <table:table-cell table:formula="of:=[.C61]/([.D61]-[.D60])" office:value-type="float" office:value="810998.780699635" calcext:value-type="float">
            <text:p>810998.7806996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690844.61667" calcext:value-type="float">
            <text:p>1442690844.61667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0.2089459896088" calcext:value-type="float">
            <text:p>10.2089459896</text:p>
          </table:table-cell>
          <table:table-cell table:formula="of:=[.C62]/([.D62]-[.D61])" office:value-type="float" office:value="814482.901835009" calcext:value-type="float">
            <text:p>814482.9018350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690844.68401" calcext:value-type="float">
            <text:p>1442690844.68401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0.2762889862061" calcext:value-type="float">
            <text:p>10.2762889862</text:p>
          </table:table-cell>
          <table:table-cell table:formula="of:=[.C63]/([.D63]-[.D62])" office:value-type="float" office:value="974592.805729722" calcext:value-type="float">
            <text:p>974592.8057297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690844.76478" calcext:value-type="float">
            <text:p>1442690844.76478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0.3570594787598" calcext:value-type="float">
            <text:p>10.3570594788</text:p>
          </table:table-cell>
          <table:table-cell table:formula="of:=[.C64]/([.D64]-[.D63])" office:value-type="float" office:value="812573.97256004" calcext:value-type="float">
            <text:p>812573.972560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690844.84548" calcext:value-type="float">
            <text:p>1442690844.84548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0.4377615451813" calcext:value-type="float">
            <text:p>10.4377615452</text:p>
          </table:table-cell>
          <table:table-cell table:formula="of:=[.C65]/([.D65]-[.D64])" office:value-type="float" office:value="813262.942453078" calcext:value-type="float">
            <text:p>813262.9424530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690844.91289" calcext:value-type="float">
            <text:p>1442690844.91289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0.5051639080048" calcext:value-type="float">
            <text:p>10.505163908</text:p>
          </table:table-cell>
          <table:table-cell table:formula="of:=[.C66]/([.D66]-[.D65])" office:value-type="float" office:value="973734.410051432" calcext:value-type="float">
            <text:p>973734.4100514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690844.99358" calcext:value-type="float">
            <text:p>1442690844.99358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0.5858623981476" calcext:value-type="float">
            <text:p>10.5858623981</text:p>
          </table:table-cell>
          <table:table-cell table:formula="of:=[.C67]/([.D67]-[.D66])" office:value-type="float" office:value="813298.983461064" calcext:value-type="float">
            <text:p>813298.9834610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690845.06441" calcext:value-type="float">
            <text:p>1442690845.06441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0.6566915512085" calcext:value-type="float">
            <text:p>10.6566915512</text:p>
          </table:table-cell>
          <table:table-cell table:formula="of:=[.C68]/([.D68]-[.D67])" office:value-type="float" office:value="926624.097051626" calcext:value-type="float">
            <text:p>926624.0970516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690845.11939" calcext:value-type="float">
            <text:p>1442690845.11939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0.7116649150848" calcext:value-type="float">
            <text:p>10.7116649151</text:p>
          </table:table-cell>
          <table:table-cell table:formula="of:=[.C69]/([.D69]-[.D68])" office:value-type="float" office:value="1193887.28235065" calcext:value-type="float">
            <text:p>1193887.282350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690845.18548" calcext:value-type="float">
            <text:p>1442690845.18548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0.777759552002" calcext:value-type="float">
            <text:p>10.777759552</text:p>
          </table:table-cell>
          <table:table-cell table:formula="of:=[.C70]/([.D70]-[.D69])" office:value-type="float" office:value="993000.386435371" calcext:value-type="float">
            <text:p>993000.3864353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690845.2515" calcext:value-type="float">
            <text:p>1442690845.2515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0.843780040741" calcext:value-type="float">
            <text:p>10.8437800407</text:p>
          </table:table-cell>
          <table:table-cell table:formula="of:=[.C71]/([.D71]-[.D70])" office:value-type="float" office:value="994115.63370048" calcext:value-type="float">
            <text:p>994115.633700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690845.30661" calcext:value-type="float">
            <text:p>1442690845.30661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0.8988928794861" calcext:value-type="float">
            <text:p>10.8988928795</text:p>
          </table:table-cell>
          <table:table-cell table:formula="of:=[.C72]/([.D72]-[.D71])" office:value-type="float" office:value="1190865.89430697" calcext:value-type="float">
            <text:p>1190865.894306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690845.37266" calcext:value-type="float">
            <text:p>1442690845.37266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0.9649386405945" calcext:value-type="float">
            <text:p>10.9649386406</text:p>
          </table:table-cell>
          <table:table-cell table:formula="of:=[.C73]/([.D73]-[.D72])" office:value-type="float" office:value="993735.235971929" calcext:value-type="float">
            <text:p>993735.2359719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690845.4388" calcext:value-type="float">
            <text:p>1442690845.4388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1.0310781002045" calcext:value-type="float">
            <text:p>11.0310781002</text:p>
          </table:table-cell>
          <table:table-cell table:formula="of:=[.C74]/([.D74]-[.D73])" office:value-type="float" office:value="992327.430357342" calcext:value-type="float">
            <text:p>992327.4303573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690845.49376" calcext:value-type="float">
            <text:p>1442690845.49376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1.0860385894775" calcext:value-type="float">
            <text:p>11.0860385895</text:p>
          </table:table-cell>
          <table:table-cell table:formula="of:=[.C75]/([.D75]-[.D74])" office:value-type="float" office:value="1194166.9528069" calcext:value-type="float">
            <text:p>1194166.95280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690845.55981" calcext:value-type="float">
            <text:p>1442690845.55981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1.1520895957947" calcext:value-type="float">
            <text:p>11.1520895958</text:p>
          </table:table-cell>
          <table:table-cell table:formula="of:=[.C76]/([.D76]-[.D75])" office:value-type="float" office:value="993656.32197749" calcext:value-type="float">
            <text:p>993656.321977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690845.62587" calcext:value-type="float">
            <text:p>1442690845.62587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1.2181515693665" calcext:value-type="float">
            <text:p>11.2181515694</text:p>
          </table:table-cell>
          <table:table-cell table:formula="of:=[.C77]/([.D77]-[.D76])" office:value-type="float" office:value="993491.360482742" calcext:value-type="float">
            <text:p>993491.3604827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690845.68098" calcext:value-type="float">
            <text:p>1442690845.68098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1.273255109787" calcext:value-type="float">
            <text:p>11.2732551098</text:p>
          </table:table-cell>
          <table:table-cell table:formula="of:=[.C78]/([.D78]-[.D77])" office:value-type="float" office:value="1191066.8443283" calcext:value-type="float">
            <text:p>1191066.84432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690845.74709" calcext:value-type="float">
            <text:p>1442690845.74709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1.3393697738647" calcext:value-type="float">
            <text:p>11.3393697739</text:p>
          </table:table-cell>
          <table:table-cell table:formula="of:=[.C79]/([.D79]-[.D78])" office:value-type="float" office:value="992699.591164963" calcext:value-type="float">
            <text:p>992699.5911649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690845.81308" calcext:value-type="float">
            <text:p>1442690845.81308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1.405353307724" calcext:value-type="float">
            <text:p>11.4053533077</text:p>
          </table:table-cell>
          <table:table-cell table:formula="of:=[.C80]/([.D80]-[.D79])" office:value-type="float" office:value="994672.400238478" calcext:value-type="float">
            <text:p>994672.4002384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690845.86818" calcext:value-type="float">
            <text:p>1442690845.86818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1.460453748703" calcext:value-type="float">
            <text:p>11.4604537487</text:p>
          </table:table-cell>
          <table:table-cell table:formula="of:=[.C81]/([.D81]-[.D80])" office:value-type="float" office:value="1191133.84274019" calcext:value-type="float">
            <text:p>1191133.842740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690845.93418" calcext:value-type="float">
            <text:p>1442690845.93418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1.5264604091644" calcext:value-type="float">
            <text:p>11.5264604092</text:p>
          </table:table-cell>
          <table:table-cell table:formula="of:=[.C82]/([.D82]-[.D81])" office:value-type="float" office:value="994323.899151893" calcext:value-type="float">
            <text:p>994323.8991518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690846.00028" calcext:value-type="float">
            <text:p>1442690846.00028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1.592554807663" calcext:value-type="float">
            <text:p>11.5925548077</text:p>
          </table:table-cell>
          <table:table-cell table:formula="of:=[.C83]/([.D83]-[.D82])" office:value-type="float" office:value="993003.968429406" calcext:value-type="float">
            <text:p>993003.9684294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690846.05261" calcext:value-type="float">
            <text:p>1442690846.05261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1.6448867321014" calcext:value-type="float">
            <text:p>11.6448867321</text:p>
          </table:table-cell>
          <table:table-cell table:formula="of:=[.C84]/([.D84]-[.D83])" office:value-type="float" office:value="1254148.41331049" calcext:value-type="float">
            <text:p>1254148.413310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690846.11301" calcext:value-type="float">
            <text:p>1442690846.11301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1.7052907943726" calcext:value-type="float">
            <text:p>11.7052907944</text:p>
          </table:table-cell>
          <table:table-cell table:formula="of:=[.C85]/([.D85]-[.D84])" office:value-type="float" office:value="1086549.43943036" calcext:value-type="float">
            <text:p>1086549.439430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690846.17357" calcext:value-type="float">
            <text:p>1442690846.17357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1.7658498287201" calcext:value-type="float">
            <text:p>11.7658498287</text:p>
          </table:table-cell>
          <table:table-cell table:formula="of:=[.C86]/([.D86]-[.D85])" office:value-type="float" office:value="1083768.93236694" calcext:value-type="float">
            <text:p>1083768.932366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690846.22407" calcext:value-type="float">
            <text:p>1442690846.22407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1.816349029541" calcext:value-type="float">
            <text:p>11.8163490295</text:p>
          </table:table-cell>
          <table:table-cell table:formula="of:=[.C87]/([.D87]-[.D86])" office:value-type="float" office:value="1299664.13196795" calcext:value-type="float">
            <text:p>1299664.131967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690846.28454" calcext:value-type="float">
            <text:p>1442690846.28454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1.8768181800842" calcext:value-type="float">
            <text:p>11.8768181801</text:p>
          </table:table-cell>
          <table:table-cell table:formula="of:=[.C88]/([.D88]-[.D87])" office:value-type="float" office:value="1085379.89057904" calcext:value-type="float">
            <text:p>1085379.890579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690846.34511" calcext:value-type="float">
            <text:p>1442690846.34511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1.9373893737793" calcext:value-type="float">
            <text:p>11.9373893738</text:p>
          </table:table-cell>
          <table:table-cell table:formula="of:=[.C89]/([.D89]-[.D88])" office:value-type="float" office:value="1083551.37147221" calcext:value-type="float">
            <text:p>1083551.371472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690846.39563" calcext:value-type="float">
            <text:p>1442690846.39563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1.9879128932953" calcext:value-type="float">
            <text:p>11.9879128933</text:p>
          </table:table-cell>
          <table:table-cell table:formula="of:=[.C90]/([.D90]-[.D89])" office:value-type="float" office:value="1299038.55924421" calcext:value-type="float">
            <text:p>1299038.559244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690846.45614" calcext:value-type="float">
            <text:p>1442690846.45614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2.0484175682068" calcext:value-type="float">
            <text:p>12.0484175682</text:p>
          </table:table-cell>
          <table:table-cell table:formula="of:=[.C91]/([.D91]-[.D90])" office:value-type="float" office:value="1084742.62684662" calcext:value-type="float">
            <text:p>1084742.626846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690846.5169" calcext:value-type="float">
            <text:p>1442690846.5169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2.1091816425324" calcext:value-type="float">
            <text:p>12.1091816425</text:p>
          </table:table-cell>
          <table:table-cell table:formula="of:=[.C92]/([.D92]-[.D91])" office:value-type="float" office:value="1080111.90376006" calcext:value-type="float">
            <text:p>1080111.903760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690846.56717" calcext:value-type="float">
            <text:p>1442690846.56717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2.1594440937042" calcext:value-type="float">
            <text:p>12.1594440937</text:p>
          </table:table-cell>
          <table:table-cell table:formula="of:=[.C93]/([.D93]-[.D92])" office:value-type="float" office:value="1305785.89921069" calcext:value-type="float">
            <text:p>1305785.899210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690846.6277" calcext:value-type="float">
            <text:p>1442690846.6277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2.219982624054" calcext:value-type="float">
            <text:p>12.2199826241</text:p>
          </table:table-cell>
          <table:table-cell table:formula="of:=[.C94]/([.D94]-[.D93])" office:value-type="float" office:value="1084135.99770004" calcext:value-type="float">
            <text:p>1084135.997700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690846.68833" calcext:value-type="float">
            <text:p>1442690846.68833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2.2806036472321" calcext:value-type="float">
            <text:p>12.2806036472</text:p>
          </table:table-cell>
          <table:table-cell table:formula="of:=[.C95]/([.D95]-[.D94])" office:value-type="float" office:value="1082660.71008365" calcext:value-type="float">
            <text:p>1082660.710083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690846.73885" calcext:value-type="float">
            <text:p>1442690846.73885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2.3311326503754" calcext:value-type="float">
            <text:p>12.3311326504</text:p>
          </table:table-cell>
          <table:table-cell table:formula="of:=[.C96]/([.D96]-[.D95])" office:value-type="float" office:value="1298897.58192645" calcext:value-type="float">
            <text:p>1298897.581926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690846.79933" calcext:value-type="float">
            <text:p>1442690846.79933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2.3916118144989" calcext:value-type="float">
            <text:p>12.3916118145</text:p>
          </table:table-cell>
          <table:table-cell table:formula="of:=[.C97]/([.D97]-[.D96])" office:value-type="float" office:value="1085200.18342085" calcext:value-type="float">
            <text:p>1085200.183420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690846.8599" calcext:value-type="float">
            <text:p>1442690846.8599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2.4521775245667" calcext:value-type="float">
            <text:p>12.4521775246</text:p>
          </table:table-cell>
          <table:table-cell table:formula="of:=[.C98]/([.D98]-[.D97])" office:value-type="float" office:value="1083649.47635525" calcext:value-type="float">
            <text:p>1083649.476355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690846.91033" calcext:value-type="float">
            <text:p>1442690846.91033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2.5026118755341" calcext:value-type="float">
            <text:p>12.5026118755</text:p>
          </table:table-cell>
          <table:table-cell table:formula="of:=[.C99]/([.D99]-[.D98])" office:value-type="float" office:value="1301335.27528517" calcext:value-type="float">
            <text:p>1301335.275285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690846.97087" calcext:value-type="float">
            <text:p>1442690846.97087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2.5631470680237" calcext:value-type="float">
            <text:p>12.563147068</text:p>
          </table:table-cell>
          <table:table-cell table:formula="of:=[.C100]/([.D100]-[.D99])" office:value-type="float" office:value="1084195.77605621" calcext:value-type="float">
            <text:p>1084195.776056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690847.0347" calcext:value-type="float">
            <text:p>1442690847.0347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2.6269772052765" calcext:value-type="float">
            <text:p>12.6269772053</text:p>
          </table:table-cell>
          <table:table-cell table:formula="of:=[.C101]/([.D101]-[.D100])" office:value-type="float" office:value="1028229.02824188" calcext:value-type="float">
            <text:p>1028229.028241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690850.02754" calcext:value-type="float">
            <text:p>1442690850.02754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5.6198174953461" calcext:value-type="float">
            <text:p>15.6198174953</text:p>
          </table:table-cell>
          <table:table-cell table:formula="of:=[.C102]/([.D102]-[.D101])" office:value-type="float" office:value="21929.6700254173" calcext:value-type="float">
            <text:p>21929.6700254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690850.05504" calcext:value-type="float">
            <text:p>1442690850.05504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5.6473207473755" calcext:value-type="float">
            <text:p>15.6473207474</text:p>
          </table:table-cell>
          <table:table-cell table:formula="of:=[.C103]/([.D103]-[.D102])" office:value-type="float" office:value="2386335.98418822" calcext:value-type="float">
            <text:p>2386335.984188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690850.08259" calcext:value-type="float">
            <text:p>1442690850.08259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5.6748640537262" calcext:value-type="float">
            <text:p>15.6748640537</text:p>
          </table:table-cell>
          <table:table-cell table:formula="of:=[.C104]/([.D104]-[.D103])" office:value-type="float" office:value="2382865.70117291" calcext:value-type="float">
            <text:p>2382865.7011729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690860.09914" calcext:value-type="float">
            <text:p>1442690860.09914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5.6914188861847" calcext:value-type="float">
            <text:p>25.6914188862</text:p>
          </table:table-cell>
          <table:table-cell table:formula="of:=[.C105]/([.D105]-[.D104])" office:value-type="float" office:value="6552.35268990097" calcext:value-type="float">
            <text:p>6552.3526899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690860.18154" calcext:value-type="float">
            <text:p>1442690860.18154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5.7738227844238" calcext:value-type="float">
            <text:p>25.7738227844</text:p>
          </table:table-cell>
          <table:table-cell table:formula="of:=[.C106]/([.D106]-[.D105])" office:value-type="float" office:value="796467.174520509" calcext:value-type="float">
            <text:p>796467.1745205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690860.26408" calcext:value-type="float">
            <text:p>1442690860.26408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5.8563530445099" calcext:value-type="float">
            <text:p>25.8563530445</text:p>
          </table:table-cell>
          <table:table-cell table:formula="of:=[.C107]/([.D107]-[.D106])" office:value-type="float" office:value="795247.70589068" calcext:value-type="float">
            <text:p>795247.7058906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690860.34676" calcext:value-type="float">
            <text:p>1442690860.34676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5.9390347003937" calcext:value-type="float">
            <text:p>25.9390347004</text:p>
          </table:table-cell>
          <table:table-cell table:formula="of:=[.C108]/([.D108]-[.D107])" office:value-type="float" office:value="793791.552654041" calcext:value-type="float">
            <text:p>793791.5526540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690860.42917" calcext:value-type="float">
            <text:p>1442690860.42917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6.0214488506317" calcext:value-type="float">
            <text:p>26.0214488506</text:p>
          </table:table-cell>
          <table:table-cell table:formula="of:=[.C109]/([.D109]-[.D108])" office:value-type="float" office:value="796368.09710996" calcext:value-type="float">
            <text:p>796368.097109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690860.5115" calcext:value-type="float">
            <text:p>1442690860.5115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6.1037747859955" calcext:value-type="float">
            <text:p>26.103774786</text:p>
          </table:table-cell>
          <table:table-cell table:formula="of:=[.C110]/([.D110]-[.D109])" office:value-type="float" office:value="797221.431010715" calcext:value-type="float">
            <text:p>797221.4310107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690860.59413" calcext:value-type="float">
            <text:p>1442690860.59413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6.1864049434662" calcext:value-type="float">
            <text:p>26.1864049435</text:p>
          </table:table-cell>
          <table:table-cell table:formula="of:=[.C111]/([.D111]-[.D110])" office:value-type="float" office:value="794286.275241217" calcext:value-type="float">
            <text:p>794286.2752412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690860.67664" calcext:value-type="float">
            <text:p>1442690860.67664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6.2689216136932" calcext:value-type="float">
            <text:p>26.2689216137</text:p>
          </table:table-cell>
          <table:table-cell table:formula="of:=[.C112]/([.D112]-[.D111])" office:value-type="float" office:value="795378.677052875" calcext:value-type="float">
            <text:p>795378.6770528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690860.75917" calcext:value-type="float">
            <text:p>1442690860.75917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6.3514459133148" calcext:value-type="float">
            <text:p>26.3514459133</text:p>
          </table:table-cell>
          <table:table-cell table:formula="of:=[.C113]/([.D113]-[.D112])" office:value-type="float" office:value="795305.144072204" calcext:value-type="float">
            <text:p>795305.1440722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690860.84161" calcext:value-type="float">
            <text:p>1442690860.84161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6.4338874816895" calcext:value-type="float">
            <text:p>26.4338874817</text:p>
          </table:table-cell>
          <table:table-cell table:formula="of:=[.C114]/([.D114]-[.D113])" office:value-type="float" office:value="796103.243715025" calcext:value-type="float">
            <text:p>796103.243715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690860.924" calcext:value-type="float">
            <text:p>1442690860.924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6.5162761211395" calcext:value-type="float">
            <text:p>26.5162761211</text:p>
          </table:table-cell>
          <table:table-cell table:formula="of:=[.C115]/([.D115]-[.D114])" office:value-type="float" office:value="796614.684234134" calcext:value-type="float">
            <text:p>796614.6842341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690861.00645" calcext:value-type="float">
            <text:p>1442690861.00645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6.5987329483032" calcext:value-type="float">
            <text:p>26.5987329483</text:p>
          </table:table-cell>
          <table:table-cell table:formula="of:=[.C116]/([.D116]-[.D115])" office:value-type="float" office:value="795955.923330702" calcext:value-type="float">
            <text:p>795955.9233307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690861.0914" calcext:value-type="float">
            <text:p>1442690861.0914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6.6836771965027" calcext:value-type="float">
            <text:p>26.6836771965</text:p>
          </table:table-cell>
          <table:table-cell table:formula="of:=[.C117]/([.D117]-[.D116])" office:value-type="float" office:value="772647.958998771" calcext:value-type="float">
            <text:p>772647.9589987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690861.17062" calcext:value-type="float">
            <text:p>1442690861.17062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6.7628951072693" calcext:value-type="float">
            <text:p>26.7628951073</text:p>
          </table:table-cell>
          <table:table-cell table:formula="of:=[.C118]/([.D118]-[.D117])" office:value-type="float" office:value="828499.50680182" calcext:value-type="float">
            <text:p>828499.5068018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690861.24961" calcext:value-type="float">
            <text:p>1442690861.24961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6.8418912887573" calcext:value-type="float">
            <text:p>26.8418912888</text:p>
          </table:table-cell>
          <table:table-cell table:formula="of:=[.C119]/([.D119]-[.D118])" office:value-type="float" office:value="830824.968545335" calcext:value-type="float">
            <text:p>830824.9685453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690861.3288" calcext:value-type="float">
            <text:p>1442690861.3288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6.9210748672485" calcext:value-type="float">
            <text:p>26.9210748672</text:p>
          </table:table-cell>
          <table:table-cell table:formula="of:=[.C120]/([.D120]-[.D119])" office:value-type="float" office:value="828858.726147176" calcext:value-type="float">
            <text:p>828858.7261471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690861.40785" calcext:value-type="float">
            <text:p>1442690861.40785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7.0001268386841" calcext:value-type="float">
            <text:p>27.0001268387</text:p>
          </table:table-cell>
          <table:table-cell table:formula="of:=[.C121]/([.D121]-[.D120])" office:value-type="float" office:value="830238.624137432" calcext:value-type="float">
            <text:p>830238.62413743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690861.48707" calcext:value-type="float">
            <text:p>1442690861.48707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7.0793464183807" calcext:value-type="float">
            <text:p>27.0793464184</text:p>
          </table:table-cell>
          <table:table-cell table:formula="of:=[.C122]/([.D122]-[.D121])" office:value-type="float" office:value="828482.05268591" calcext:value-type="float">
            <text:p>828482.052685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690861.56612" calcext:value-type="float">
            <text:p>1442690861.56612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7.1583933830261" calcext:value-type="float">
            <text:p>27.158393383</text:p>
          </table:table-cell>
          <table:table-cell table:formula="of:=[.C123]/([.D123]-[.D122])" office:value-type="float" office:value="830291.210983662" calcext:value-type="float">
            <text:p>830291.2109836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690861.64525" calcext:value-type="float">
            <text:p>1442690861.64525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7.2375290393829" calcext:value-type="float">
            <text:p>27.2375290394</text:p>
          </table:table-cell>
          <table:table-cell table:formula="of:=[.C124]/([.D124]-[.D123])" office:value-type="float" office:value="829360.657654428" calcext:value-type="float">
            <text:p>829360.6576544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690861.72428" calcext:value-type="float">
            <text:p>1442690861.72428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7.3165605068207" calcext:value-type="float">
            <text:p>27.3165605068</text:p>
          </table:table-cell>
          <table:table-cell table:formula="of:=[.C125]/([.D125]-[.D124])" office:value-type="float" office:value="830454.022022312" calcext:value-type="float">
            <text:p>830454.0220223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690861.80343" calcext:value-type="float">
            <text:p>1442690861.80343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7.3957040309906" calcext:value-type="float">
            <text:p>27.395704031</text:p>
          </table:table-cell>
          <table:table-cell table:formula="of:=[.C126]/([.D126]-[.D125])" office:value-type="float" office:value="829278.20928327" calcext:value-type="float">
            <text:p>829278.209283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690861.88249" calcext:value-type="float">
            <text:p>1442690861.88249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7.4747719764709" calcext:value-type="float">
            <text:p>27.4747719765</text:p>
          </table:table-cell>
          <table:table-cell table:formula="of:=[.C127]/([.D127]-[.D126])" office:value-type="float" office:value="830070.891576583" calcext:value-type="float">
            <text:p>830070.89157658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690861.96165" calcext:value-type="float">
            <text:p>1442690861.96165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7.5539309978485" calcext:value-type="float">
            <text:p>27.5539309978</text:p>
          </table:table-cell>
          <table:table-cell table:formula="of:=[.C128]/([.D128]-[.D127])" office:value-type="float" office:value="829115.858910839" calcext:value-type="float">
            <text:p>829115.8589108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690862.03901" calcext:value-type="float">
            <text:p>1442690862.03901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7.6312861442566" calcext:value-type="float">
            <text:p>27.6312861443</text:p>
          </table:table-cell>
          <table:table-cell table:formula="of:=[.C129]/([.D129]-[.D128])" office:value-type="float" office:value="848450.336500735" calcext:value-type="float">
            <text:p>848450.3365007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690862.11205" calcext:value-type="float">
            <text:p>1442690862.11205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7.7043242454529" calcext:value-type="float">
            <text:p>27.7043242455</text:p>
          </table:table-cell>
          <table:table-cell table:formula="of:=[.C130]/([.D130]-[.D129])" office:value-type="float" office:value="898599.483352049" calcext:value-type="float">
            <text:p>898599.4833520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690862.18942" calcext:value-type="float">
            <text:p>1442690862.18942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7.7816989421844" calcext:value-type="float">
            <text:p>27.7816989422</text:p>
          </table:table-cell>
          <table:table-cell table:formula="of:=[.C131]/([.D131]-[.D130])" office:value-type="float" office:value="848235.957908749" calcext:value-type="float">
            <text:p>848235.95790874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690862.26688" calcext:value-type="float">
            <text:p>1442690862.26688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7.8591561317444" calcext:value-type="float">
            <text:p>27.8591561317</text:p>
          </table:table-cell>
          <table:table-cell table:formula="of:=[.C132]/([.D132]-[.D131])" office:value-type="float" office:value="847332.576522336" calcext:value-type="float">
            <text:p>847332.5765223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690862.34404" calcext:value-type="float">
            <text:p>1442690862.34404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7.9363210201263" calcext:value-type="float">
            <text:p>27.9363210201</text:p>
          </table:table-cell>
          <table:table-cell table:formula="of:=[.C133]/([.D133]-[.D132])" office:value-type="float" office:value="850542.278699719" calcext:value-type="float">
            <text:p>850542.2786997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690862.40846" calcext:value-type="float">
            <text:p>1442690862.40846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8.0007331371307" calcext:value-type="float">
            <text:p>28.0007331371</text:p>
          </table:table-cell>
          <table:table-cell table:formula="of:=[.C134]/([.D134]-[.D133])" office:value-type="float" office:value="1018938.71917798" calcext:value-type="float">
            <text:p>1018938.719177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690862.4857" calcext:value-type="float">
            <text:p>1442690862.4857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8.0779807567596" calcext:value-type="float">
            <text:p>28.0779807568</text:p>
          </table:table-cell>
          <table:table-cell table:formula="of:=[.C135]/([.D135]-[.D134])" office:value-type="float" office:value="849631.358419753" calcext:value-type="float">
            <text:p>849631.35841975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690862.56301" calcext:value-type="float">
            <text:p>1442690862.56301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8.155287027359" calcext:value-type="float">
            <text:p>28.1552870274</text:p>
          </table:table-cell>
          <table:table-cell table:formula="of:=[.C136]/([.D136]-[.D135])" office:value-type="float" office:value="848986.757363237" calcext:value-type="float">
            <text:p>848986.7573632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690862.62756" calcext:value-type="float">
            <text:p>1442690862.62756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8.2198429107666" calcext:value-type="float">
            <text:p>28.2198429108</text:p>
          </table:table-cell>
          <table:table-cell table:formula="of:=[.C137]/([.D137]-[.D136])" office:value-type="float" office:value="1016669.53553424" calcext:value-type="float">
            <text:p>1016669.535534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690862.70495" calcext:value-type="float">
            <text:p>1442690862.70495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8.2972257137299" calcext:value-type="float">
            <text:p>28.2972257137</text:p>
          </table:table-cell>
          <table:table-cell table:formula="of:=[.C138]/([.D138]-[.D137])" office:value-type="float" office:value="848147.100993015" calcext:value-type="float">
            <text:p>848147.1009930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690862.78215" calcext:value-type="float">
            <text:p>1442690862.78215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8.3744246959686" calcext:value-type="float">
            <text:p>28.374424696</text:p>
          </table:table-cell>
          <table:table-cell table:formula="of:=[.C139]/([.D139]-[.D138])" office:value-type="float" office:value="850166.648531792" calcext:value-type="float">
            <text:p>850166.6485317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690862.84662" calcext:value-type="float">
            <text:p>1442690862.84662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8.4388992786407" calcext:value-type="float">
            <text:p>28.4388992786</text:p>
          </table:table-cell>
          <table:table-cell table:formula="of:=[.C140]/([.D140]-[.D139])" office:value-type="float" office:value="1017951.5288027" calcext:value-type="float">
            <text:p>1017951.52880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690862.92387" calcext:value-type="float">
            <text:p>1442690862.92387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8.5161440372467" calcext:value-type="float">
            <text:p>28.5161440372</text:p>
          </table:table-cell>
          <table:table-cell table:formula="of:=[.C141]/([.D141]-[.D140])" office:value-type="float" office:value="849662.827413361" calcext:value-type="float">
            <text:p>849662.82741336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690863.00117" calcext:value-type="float">
            <text:p>1442690863.00117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28.5934503078461" calcext:value-type="float">
            <text:p>28.5934503078</text:p>
          </table:table-cell>
          <table:table-cell table:formula="of:=[.C142]/([.D142]-[.D141])" office:value-type="float" office:value="848986.757363237" calcext:value-type="float">
            <text:p>848986.7573632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690863.06305" calcext:value-type="float">
            <text:p>1442690863.06305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28.6553242206573" calcext:value-type="float">
            <text:p>28.6553242207</text:p>
          </table:table-cell>
          <table:table-cell table:formula="of:=[.C143]/([.D143]-[.D142])" office:value-type="float" office:value="1060737.82985381" calcext:value-type="float">
            <text:p>1060737.829853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690863.1358" calcext:value-type="float">
            <text:p>1442690863.1358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28.728077173233" calcext:value-type="float">
            <text:p>28.7280771732</text:p>
          </table:table-cell>
          <table:table-cell table:formula="of:=[.C144]/([.D144]-[.D143])" office:value-type="float" office:value="902121.462791826" calcext:value-type="float">
            <text:p>902121.4627918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690863.20855" calcext:value-type="float">
            <text:p>1442690863.20855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28.8008303642273" calcext:value-type="float">
            <text:p>28.8008303642</text:p>
          </table:table-cell>
          <table:table-cell table:formula="of:=[.C145]/([.D145]-[.D144])" office:value-type="float" office:value="902118.506460778" calcext:value-type="float">
            <text:p>902118.5064607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690863.26887" calcext:value-type="float">
            <text:p>1442690863.26887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28.8611471652985" calcext:value-type="float">
            <text:p>28.8611471653</text:p>
          </table:table-cell>
          <table:table-cell table:formula="of:=[.C146]/([.D146]-[.D145])" office:value-type="float" office:value="1088121.36642594" calcext:value-type="float">
            <text:p>1088121.3664259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690863.34177" calcext:value-type="float">
            <text:p>1442690863.34177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28.9340488910675" calcext:value-type="float">
            <text:p>28.9340488911</text:p>
          </table:table-cell>
          <table:table-cell table:formula="of:=[.C147]/([.D147]-[.D146])" office:value-type="float" office:value="900280.470834478" calcext:value-type="float">
            <text:p>900280.4708344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690863.41437" calcext:value-type="float">
            <text:p>1442690863.41437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29.0066454410553" calcext:value-type="float">
            <text:p>29.0066454411</text:p>
          </table:table-cell>
          <table:table-cell table:formula="of:=[.C148]/([.D148]-[.D147])" office:value-type="float" office:value="904065.000486056" calcext:value-type="float">
            <text:p>904065.0004860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690863.475" calcext:value-type="float">
            <text:p>1442690863.475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29.0672788619995" calcext:value-type="float">
            <text:p>29.067278862</text:p>
          </table:table-cell>
          <table:table-cell table:formula="of:=[.C149]/([.D149]-[.D148])" office:value-type="float" office:value="1082439.33754596" calcext:value-type="float">
            <text:p>1082439.337545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690863.54754" calcext:value-type="float">
            <text:p>1442690863.54754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29.1398229598999" calcext:value-type="float">
            <text:p>29.1398229599</text:p>
          </table:table-cell>
          <table:table-cell table:formula="of:=[.C150]/([.D150]-[.D149])" office:value-type="float" office:value="904718.673187148" calcext:value-type="float">
            <text:p>904718.673187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690863.62027" calcext:value-type="float">
            <text:p>1442690863.62027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29.2125506401062" calcext:value-type="float">
            <text:p>29.2125506401</text:p>
          </table:table-cell>
          <table:table-cell table:formula="of:=[.C151]/([.D151]-[.D150])" office:value-type="float" office:value="902434.94380446" calcext:value-type="float">
            <text:p>902434.943804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690863.6808" calcext:value-type="float">
            <text:p>1442690863.6808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29.2730748653412" calcext:value-type="float">
            <text:p>29.2730748653</text:p>
          </table:table-cell>
          <table:table-cell table:formula="of:=[.C152]/([.D152]-[.D151])" office:value-type="float" office:value="1084392.23707836" calcext:value-type="float">
            <text:p>1084392.237078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690863.75352" calcext:value-type="float">
            <text:p>1442690863.75352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29.3457963466644" calcext:value-type="float">
            <text:p>29.3457963467</text:p>
          </table:table-cell>
          <table:table-cell table:formula="of:=[.C153]/([.D153]-[.D152])" office:value-type="float" office:value="902511.868649514" calcext:value-type="float">
            <text:p>902511.8686495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690863.82612" calcext:value-type="float">
            <text:p>1442690863.82612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29.4183979034424" calcext:value-type="float">
            <text:p>29.4183979034</text:p>
          </table:table-cell>
          <table:table-cell table:formula="of:=[.C154]/([.D154]-[.D153])" office:value-type="float" office:value="904002.653837439" calcext:value-type="float">
            <text:p>904002.65383743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690863.88672" calcext:value-type="float">
            <text:p>1442690863.88672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29.4789969921112" calcext:value-type="float">
            <text:p>29.4789969921</text:p>
          </table:table-cell>
          <table:table-cell table:formula="of:=[.C155]/([.D155]-[.D154])" office:value-type="float" office:value="1083052.59108238" calcext:value-type="float">
            <text:p>1083052.591082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690863.95946" calcext:value-type="float">
            <text:p>1442690863.95946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29.5517387390137" calcext:value-type="float">
            <text:p>29.551738739</text:p>
          </table:table-cell>
          <table:table-cell table:formula="of:=[.C156]/([.D156]-[.D155])" office:value-type="float" office:value="902260.432210973" calcext:value-type="float">
            <text:p>902260.4322109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690864.03337" calcext:value-type="float">
            <text:p>1442690864.03337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29.6256458759308" calcext:value-type="float">
            <text:p>29.6256458759</text:p>
          </table:table-cell>
          <table:table-cell table:formula="of:=[.C157]/([.D157]-[.D156])" office:value-type="float" office:value="888033.317724177" calcext:value-type="float">
            <text:p>888033.31772417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690864.10053" calcext:value-type="float">
            <text:p>1442690864.10053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29.6928100585937" calcext:value-type="float">
            <text:p>29.6928100586</text:p>
          </table:table-cell>
          <table:table-cell table:formula="of:=[.C158]/([.D158]-[.D157])" office:value-type="float" office:value="977187.503782299" calcext:value-type="float">
            <text:p>977187.50378229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690864.18131" calcext:value-type="float">
            <text:p>1442690864.18131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29.7735838890076" calcext:value-type="float">
            <text:p>29.773583889</text:p>
          </table:table-cell>
          <table:table-cell table:formula="of:=[.C159]/([.D159]-[.D158])" office:value-type="float" office:value="812540.394132058" calcext:value-type="float">
            <text:p>812540.3941320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690864.26199" calcext:value-type="float">
            <text:p>1442690864.26199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29.8542702198029" calcext:value-type="float">
            <text:p>29.8542702198</text:p>
          </table:table-cell>
          <table:table-cell table:formula="of:=[.C160]/([.D160]-[.D159])" office:value-type="float" office:value="813421.546786123" calcext:value-type="float">
            <text:p>813421.54678612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690864.32923" calcext:value-type="float">
            <text:p>1442690864.32923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29.9215083122253" calcext:value-type="float">
            <text:p>29.9215083122</text:p>
          </table:table-cell>
          <table:table-cell table:formula="of:=[.C161]/([.D161]-[.D160])" office:value-type="float" office:value="976113.355322551" calcext:value-type="float">
            <text:p>976113.3553225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690864.41005" calcext:value-type="float">
            <text:p>1442690864.41005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0.0023303031921" calcext:value-type="float">
            <text:p>30.0023303032</text:p>
          </table:table-cell>
          <table:table-cell table:formula="of:=[.C162]/([.D162]-[.D161])" office:value-type="float" office:value="812056.214093548" calcext:value-type="float">
            <text:p>812056.2140935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690864.49092" calcext:value-type="float">
            <text:p>1442690864.49092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0.0831959247589" calcext:value-type="float">
            <text:p>30.0831959248</text:p>
          </table:table-cell>
          <table:table-cell table:formula="of:=[.C163]/([.D163]-[.D162])" office:value-type="float" office:value="811618.073643399" calcext:value-type="float">
            <text:p>811618.07364339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690864.55803" calcext:value-type="float">
            <text:p>1442690864.55803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0.1503081321716" calcext:value-type="float">
            <text:p>30.1503081322</text:p>
          </table:table-cell>
          <table:table-cell table:formula="of:=[.C164]/([.D164]-[.D163])" office:value-type="float" office:value="977944.289574371" calcext:value-type="float">
            <text:p>977944.2895743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690864.63886" calcext:value-type="float">
            <text:p>1442690864.63886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0.231139421463" calcext:value-type="float">
            <text:p>30.2311394215</text:p>
          </table:table-cell>
          <table:table-cell table:formula="of:=[.C165]/([.D165]-[.D164])" office:value-type="float" office:value="811962.800239506" calcext:value-type="float">
            <text:p>811962.8002395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690864.71958" calcext:value-type="float">
            <text:p>1442690864.71958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0.3118550777435" calcext:value-type="float">
            <text:p>30.3118550777</text:p>
          </table:table-cell>
          <table:table-cell table:formula="of:=[.C166]/([.D166]-[.D165])" office:value-type="float" office:value="813126.015749706" calcext:value-type="float">
            <text:p>813126.0157497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690864.78695" calcext:value-type="float">
            <text:p>1442690864.78695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0.3792295455933" calcext:value-type="float">
            <text:p>30.3792295456</text:p>
          </table:table-cell>
          <table:table-cell table:formula="of:=[.C167]/([.D167]-[.D166])" office:value-type="float" office:value="974137.564193935" calcext:value-type="float">
            <text:p>974137.5641939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690864.86769" calcext:value-type="float">
            <text:p>1442690864.86769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0.4599661827087" calcext:value-type="float">
            <text:p>30.4599661827</text:p>
          </table:table-cell>
          <table:table-cell table:formula="of:=[.C168]/([.D168]-[.D167])" office:value-type="float" office:value="812914.710655162" calcext:value-type="float">
            <text:p>812914.71065516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690864.9484" calcext:value-type="float">
            <text:p>1442690864.9484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0.5406818389893" calcext:value-type="float">
            <text:p>30.540681839</text:p>
          </table:table-cell>
          <table:table-cell table:formula="of:=[.C169]/([.D169]-[.D168])" office:value-type="float" office:value="813126.015749706" calcext:value-type="float">
            <text:p>813126.0157497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690865.01568" calcext:value-type="float">
            <text:p>1442690865.01568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0.6079559326172" calcext:value-type="float">
            <text:p>30.6079559326</text:p>
          </table:table-cell>
          <table:table-cell table:formula="of:=[.C170]/([.D170]-[.D169])" office:value-type="float" office:value="975590.995888974" calcext:value-type="float">
            <text:p>975590.9958889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690865.08417" calcext:value-type="float">
            <text:p>1442690865.08417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0.6764523983002" calcext:value-type="float">
            <text:p>30.6764523983</text:p>
          </table:table-cell>
          <table:table-cell table:formula="of:=[.C171]/([.D171]-[.D170])" office:value-type="float" office:value="958180.825033502" calcext:value-type="float">
            <text:p>958180.8250335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690865.15038" calcext:value-type="float">
            <text:p>1442690865.15038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0.7426624298096" calcext:value-type="float">
            <text:p>30.7426624298</text:p>
          </table:table-cell>
          <table:table-cell table:formula="of:=[.C172]/([.D172]-[.D171])" office:value-type="float" office:value="991269.729129832" calcext:value-type="float">
            <text:p>991269.7291298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690865.20541" calcext:value-type="float">
            <text:p>1442690865.20541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0.7976894378662" calcext:value-type="float">
            <text:p>30.7976894379</text:p>
          </table:table-cell>
          <table:table-cell table:formula="of:=[.C173]/([.D173]-[.D172])" office:value-type="float" office:value="1192723.39743501" calcext:value-type="float">
            <text:p>1192723.397435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690865.27154" calcext:value-type="float">
            <text:p>1442690865.27154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0.8638195991516" calcext:value-type="float">
            <text:p>30.8638195992</text:p>
          </table:table-cell>
          <table:table-cell table:formula="of:=[.C174]/([.D174]-[.D173])" office:value-type="float" office:value="992466.957955078" calcext:value-type="float">
            <text:p>992466.95795507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690865.33766" calcext:value-type="float">
            <text:p>1442690865.33766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0.9299409389496" calcext:value-type="float">
            <text:p>30.9299409389</text:p>
          </table:table-cell>
          <table:table-cell table:formula="of:=[.C175]/([.D175]-[.D174])" office:value-type="float" office:value="992599.366566546" calcext:value-type="float">
            <text:p>992599.3665665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690865.39264" calcext:value-type="float">
            <text:p>1442690865.39264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0.9849174022675" calcext:value-type="float">
            <text:p>30.9849174023</text:p>
          </table:table-cell>
          <table:table-cell table:formula="of:=[.C176]/([.D176]-[.D175])" office:value-type="float" office:value="1193819.97384079" calcext:value-type="float">
            <text:p>1193819.9738407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690865.45876" calcext:value-type="float">
            <text:p>1442690865.45876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1.0510370731354" calcext:value-type="float">
            <text:p>31.0510370731</text:p>
          </table:table-cell>
          <table:table-cell table:formula="of:=[.C177]/([.D177]-[.D176])" office:value-type="float" office:value="992624.42081882" calcext:value-type="float">
            <text:p>992624.420818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690865.52483" calcext:value-type="float">
            <text:p>1442690865.52483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1.1171052455902" calcext:value-type="float">
            <text:p>31.1171052456</text:p>
          </table:table-cell>
          <table:table-cell table:formula="of:=[.C178]/([.D178]-[.D177])" office:value-type="float" office:value="993398.145602829" calcext:value-type="float">
            <text:p>993398.1456028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690865.57985" calcext:value-type="float">
            <text:p>1442690865.57985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1.1721291542053" calcext:value-type="float">
            <text:p>31.1721291542</text:p>
          </table:table-cell>
          <table:table-cell table:formula="of:=[.C179]/([.D179]-[.D178])" office:value-type="float" office:value="1192790.58234649" calcext:value-type="float">
            <text:p>1192790.5823464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690865.64594" calcext:value-type="float">
            <text:p>1442690865.64594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1.2382221221924" calcext:value-type="float">
            <text:p>31.2382221222</text:p>
          </table:table-cell>
          <table:table-cell table:formula="of:=[.C180]/([.D180]-[.D179])" office:value-type="float" office:value="993025.460936316" calcext:value-type="float">
            <text:p>993025.4609363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690865.71203" calcext:value-type="float">
            <text:p>1442690865.71203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1.3043041229248" calcext:value-type="float">
            <text:p>31.3043041229</text:p>
          </table:table-cell>
          <table:table-cell table:formula="of:=[.C181]/([.D181]-[.D180])" office:value-type="float" office:value="993190.267736535" calcext:value-type="float">
            <text:p>993190.2677365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690865.76699" calcext:value-type="float">
            <text:p>1442690865.76699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1.3592691421509" calcext:value-type="float">
            <text:p>31.3592691422</text:p>
          </table:table-cell>
          <table:table-cell table:formula="of:=[.C182]/([.D182]-[.D181])" office:value-type="float" office:value="1194068.53529973" calcext:value-type="float">
            <text:p>1194068.535299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690865.8331" calcext:value-type="float">
            <text:p>1442690865.8331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1.4253797531128" calcext:value-type="float">
            <text:p>31.4253797531</text:p>
          </table:table-cell>
          <table:table-cell table:formula="of:=[.C183]/([.D183]-[.D182])" office:value-type="float" office:value="992760.451689219" calcext:value-type="float">
            <text:p>992760.4516892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690865.89907" calcext:value-type="float">
            <text:p>1442690865.89907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1.4913442134857" calcext:value-type="float">
            <text:p>31.4913442135</text:p>
          </table:table-cell>
          <table:table-cell table:formula="of:=[.C184]/([.D184]-[.D183])" office:value-type="float" office:value="994960.007691335" calcext:value-type="float">
            <text:p>994960.0076913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690865.95418" calcext:value-type="float">
            <text:p>1442690865.95418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1.5464615821838" calcext:value-type="float">
            <text:p>31.5464615822</text:p>
          </table:table-cell>
          <table:table-cell table:formula="of:=[.C185]/([.D185]-[.D184])" office:value-type="float" office:value="1190768.02014024" calcext:value-type="float">
            <text:p>1190768.020140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690866.02033" calcext:value-type="float">
            <text:p>1442690866.02033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1.6126055717468" calcext:value-type="float">
            <text:p>31.6126055717</text:p>
          </table:table-cell>
          <table:table-cell table:formula="of:=[.C186]/([.D186]-[.D185])" office:value-type="float" office:value="992259.469584901" calcext:value-type="float">
            <text:p>992259.4695849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690866.08076" calcext:value-type="float">
            <text:p>1442690866.08076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1.6730387210846" calcext:value-type="float">
            <text:p>31.6730387211</text:p>
          </table:table-cell>
          <table:table-cell table:formula="of:=[.C187]/([.D187]-[.D186])" office:value-type="float" office:value="1086026.47254364" calcext:value-type="float">
            <text:p>1086026.472543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690866.13112" calcext:value-type="float">
            <text:p>1442690866.13112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1.7233982086182" calcext:value-type="float">
            <text:p>31.7233982086</text:p>
          </table:table-cell>
          <table:table-cell table:formula="of:=[.C188]/([.D188]-[.D187])" office:value-type="float" office:value="1303269.8149728" calcext:value-type="float">
            <text:p>1303269.814972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690866.19175" calcext:value-type="float">
            <text:p>1442690866.19175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1.7840268611908" calcext:value-type="float">
            <text:p>31.7840268612</text:p>
          </table:table-cell>
          <table:table-cell table:formula="of:=[.C189]/([.D189]-[.D188])" office:value-type="float" office:value="1082524.47011542" calcext:value-type="float">
            <text:p>1082524.470115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690866.25233" calcext:value-type="float">
            <text:p>1442690866.25233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1.844612121582" calcext:value-type="float">
            <text:p>31.8446121216</text:p>
          </table:table-cell>
          <table:table-cell table:formula="of:=[.C190]/([.D190]-[.D189])" office:value-type="float" office:value="1083299.79232861" calcext:value-type="float">
            <text:p>1083299.792328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690866.30276" calcext:value-type="float">
            <text:p>1442690866.30276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1.8950343132019" calcext:value-type="float">
            <text:p>31.8950343132</text:p>
          </table:table-cell>
          <table:table-cell table:formula="of:=[.C191]/([.D191]-[.D190])" office:value-type="float" office:value="1301649.09321657" calcext:value-type="float">
            <text:p>1301649.093216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690866.36338" calcext:value-type="float">
            <text:p>1442690866.36338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1.9556543827057" calcext:value-type="float">
            <text:p>31.9556543827</text:p>
          </table:table-cell>
          <table:table-cell table:formula="of:=[.C192]/([.D192]-[.D191])" office:value-type="float" office:value="1082677.74249092" calcext:value-type="float">
            <text:p>1082677.742490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690866.4238" calcext:value-type="float">
            <text:p>1442690866.4238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2.0160763263702" calcext:value-type="float">
            <text:p>32.0160763264</text:p>
          </table:table-cell>
          <table:table-cell table:formula="of:=[.C193]/([.D193]-[.D192])" office:value-type="float" office:value="1086227.88376975" calcext:value-type="float">
            <text:p>1086227.8837697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690866.47427" calcext:value-type="float">
            <text:p>1442690866.47427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2.066549539566" calcext:value-type="float">
            <text:p>32.0665495396</text:p>
          </table:table-cell>
          <table:table-cell table:formula="of:=[.C194]/([.D194]-[.D193])" office:value-type="float" office:value="1300333.30244686" calcext:value-type="float">
            <text:p>1300333.3024468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690866.53488" calcext:value-type="float">
            <text:p>1442690866.53488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2.1271550655365" calcext:value-type="float">
            <text:p>32.1271550655</text:p>
          </table:table-cell>
          <table:table-cell table:formula="of:=[.C195]/([.D195]-[.D194])" office:value-type="float" office:value="1082937.55312001" calcext:value-type="float">
            <text:p>1082937.553120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690866.59546" calcext:value-type="float">
            <text:p>1442690866.59546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2.1877405643463" calcext:value-type="float">
            <text:p>32.1877405643</text:p>
          </table:table-cell>
          <table:table-cell table:formula="of:=[.C196]/([.D196]-[.D195])" office:value-type="float" office:value="1083295.52928213" calcext:value-type="float">
            <text:p>1083295.529282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690866.64591" calcext:value-type="float">
            <text:p>1442690866.64591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2.2381839752197" calcext:value-type="float">
            <text:p>32.2381839752</text:p>
          </table:table-cell>
          <table:table-cell table:formula="of:=[.C197]/([.D197]-[.D196])" office:value-type="float" office:value="1301101.54851944" calcext:value-type="float">
            <text:p>1301101.548519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690866.70661" calcext:value-type="float">
            <text:p>1442690866.70661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2.2988893985748" calcext:value-type="float">
            <text:p>32.2988893986</text:p>
          </table:table-cell>
          <table:table-cell table:formula="of:=[.C198]/([.D198]-[.D197])" office:value-type="float" office:value="1081155.46144994" calcext:value-type="float">
            <text:p>1081155.461449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690866.76708" calcext:value-type="float">
            <text:p>1442690866.76708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2.3593609333038" calcext:value-type="float">
            <text:p>32.3593609333</text:p>
          </table:table-cell>
          <table:table-cell table:formula="of:=[.C199]/([.D199]-[.D198])" office:value-type="float" office:value="1085337.09776215" calcext:value-type="float">
            <text:p>1085337.097762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690866.8175" calcext:value-type="float">
            <text:p>1442690866.8175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2.4097797870636" calcext:value-type="float">
            <text:p>32.4097797871</text:p>
          </table:table-cell>
          <table:table-cell table:formula="of:=[.C200]/([.D200]-[.D199])" office:value-type="float" office:value="1301735.26579405" calcext:value-type="float">
            <text:p>1301735.265794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690866.87806" calcext:value-type="float">
            <text:p>1442690866.87806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2.4703340530395" calcext:value-type="float">
            <text:p>32.470334053</text:p>
          </table:table-cell>
          <table:table-cell table:formula="of:=[.C201]/([.D201]-[.D200])" office:value-type="float" office:value="1083854.2742152" calcext:value-type="float">
            <text:p>1083854.27421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690866.93864" calcext:value-type="float">
            <text:p>1442690866.93864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2.5309181213379" calcext:value-type="float">
            <text:p>32.5309181213</text:p>
          </table:table-cell>
          <table:table-cell table:formula="of:=[.C202]/([.D202]-[.D201])" office:value-type="float" office:value="1083321.10806429" calcext:value-type="float">
            <text:p>1083321.108064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690866.98921" calcext:value-type="float">
            <text:p>1442690866.98921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2.5814871788025" calcext:value-type="float">
            <text:p>32.5814871788</text:p>
          </table:table-cell>
          <table:table-cell table:formula="of:=[.C203]/([.D203]-[.D202])" office:value-type="float" office:value="1297868.76185986" calcext:value-type="float">
            <text:p>1297868.7618598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690870.01134" calcext:value-type="float">
            <text:p>1442690870.01134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5.6036205291748" calcext:value-type="float">
            <text:p>35.6036205292</text:p>
          </table:table-cell>
          <table:table-cell table:formula="of:=[.C204]/([.D204]-[.D203])" office:value-type="float" office:value="21717.1092043025" calcext:value-type="float">
            <text:p>21717.10920430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690870.03883" calcext:value-type="float">
            <text:p>1442690870.03883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5.6311111450195" calcext:value-type="float">
            <text:p>35.631111145</text:p>
          </table:table-cell>
          <table:table-cell table:formula="of:=[.C205]/([.D205]-[.D204])" office:value-type="float" office:value="2387432.87421078" calcext:value-type="float">
            <text:p>2387432.874210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690870.06634" calcext:value-type="float">
            <text:p>1442690870.06634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5.6586217880249" calcext:value-type="float">
            <text:p>35.658621788</text:p>
          </table:table-cell>
          <table:table-cell table:formula="of:=[.C206]/([.D206]-[.D205])" office:value-type="float" office:value="2385694.87405969" calcext:value-type="float">
            <text:p>2385694.874059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690870.09383" calcext:value-type="float">
            <text:p>1442690870.09383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5.6861066818237" calcext:value-type="float">
            <text:p>35.6861066818</text:p>
          </table:table-cell>
          <table:table-cell table:formula="of:=[.C207]/([.D207]-[.D206])" office:value-type="float" office:value="2387929.91089521" calcext:value-type="float">
            <text:p>2387929.910895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690880.11418" calcext:value-type="float">
            <text:p>1442690880.11418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5.7064542770386" calcext:value-type="float">
            <text:p>45.706454277</text:p>
          </table:table-cell>
          <table:table-cell table:formula="of:=[.C208]/([.D208]-[.D207])" office:value-type="float" office:value="6549.87258439439" calcext:value-type="float">
            <text:p>6549.8725843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5:00:26.588937722</dc:date>
    <meta:editing-duration>PT1M52S</meta:editing-duration>
    <meta:editing-cycles>1</meta:editing-cycles>
    <meta:document-statistic meta:table-count="1" meta:cell-count="104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51cm" svg:height="16.184cm" xlink:href=".." xlink:type="simple" chart:class="chart:scatter" chart:style-name="ch1">
        <chart:legend chart:legend-position="end" svg:x="22.584cm" svg:y="7.793cm" style:legend-expansion="high" chart:style-name="ch2"/>
        <chart:plot-area chart:style-name="ch3" table:cell-range-address="'sink_2.receiver_i.routed_msg_sub.network'.D1:'sink_2.receiver_i.routed_msg_sub.network'.E208" chart:data-source-has-labels="row" svg:x="0.523cm" svg:y="0.323cm" svg:width="21.538cm" svg:height="15.538cm">
          <chartooo:coordinate-region svg:x="2.07cm" svg:y="0.522cm" svg:width="19.804cm" svg:height="14.6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2.receiver_i.routed_msg_sub.network'.E2:'sink_2.receiver_i.routed_msg_sub.network'.E208" chart:label-cell-address="'sink_2.receiver_i.routed_msg_sub.network'.E1:'sink_2.receiver_i.routed_msg_sub.network'.E1" chart:class="chart:scatter">
            <chart:domain table:cell-range-address="'sink_2.receiver_i.routed_msg_sub.network'.D2:'sink_2.receiver_i.routed_msg_s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ink_2.receiver_i.routed_msg_sub.network'.E1:'sink_2.receiver_i.routed_msg_s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2.receiver_i.routed_msg_sub.network'.D2:'sink_2.receiver_i.routed_msg_sub.network'.D208</svg:desc>
                </draw:g>
              </table:table-cell>
              <table:table-cell office:value-type="float" office:value="0">
                <text:p>0</text:p>
                <draw:g>
                  <svg:desc>'sink_2.receiver_i.routed_msg_sub.network'.E2:'sink_2.receiver_i.routed_msg_s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5180864334106">
                <text:p>5.75180864334106</text:p>
              </table:table-cell>
              <table:table-cell office:value-type="float" office:value="11410.6716808082">
                <text:p>11410.6716808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3433270454407">
                <text:p>5.83433270454407</text:p>
              </table:table-cell>
              <table:table-cell office:value-type="float" office:value="795307.441772046">
                <text:p>795307.441772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1691637039185">
                <text:p>5.91691637039185</text:p>
              </table:table-cell>
              <table:table-cell office:value-type="float" office:value="794733.429743548">
                <text:p>794733.429743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9949860572815">
                <text:p>5.99949860572815</text:p>
              </table:table-cell>
              <table:table-cell office:value-type="float" office:value="794747.19632768">
                <text:p>794747.19632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8200120925903">
                <text:p>6.08200120925903</text:p>
              </table:table-cell>
              <table:table-cell office:value-type="float" office:value="795514.289139148">
                <text:p>795514.289139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6443061828613">
                <text:p>6.16443061828613</text:p>
              </table:table-cell>
              <table:table-cell office:value-type="float" office:value="796220.678695182">
                <text:p>796220.678695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4688482284546">
                <text:p>6.24688482284546</text:p>
              </table:table-cell>
              <table:table-cell office:value-type="float" office:value="795981.240141338">
                <text:p>795981.240141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2940077781677">
                <text:p>6.32940077781677</text:p>
              </table:table-cell>
              <table:table-cell office:value-type="float" office:value="795385.571466959">
                <text:p>795385.571466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118127822876">
                <text:p>6.4118127822876</text:p>
              </table:table-cell>
              <table:table-cell office:value-type="float" office:value="796388.832202649">
                <text:p>796388.832202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9469661712647">
                <text:p>6.49469661712647</text:p>
              </table:table-cell>
              <table:table-cell office:value-type="float" office:value="791855.252928317">
                <text:p>791855.252928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7707643508911">
                <text:p>6.57707643508911</text:p>
              </table:table-cell>
              <table:table-cell office:value-type="float" office:value="796699.988215069">
                <text:p>796699.988215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6109085083008">
                <text:p>6.66109085083008</text:p>
              </table:table-cell>
              <table:table-cell office:value-type="float" office:value="781199.267068125">
                <text:p>781199.26706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4017691612244">
                <text:p>6.74017691612244</text:p>
              </table:table-cell>
              <table:table-cell office:value-type="float" office:value="829880.70979859">
                <text:p>829880.70979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81936764717102">
                <text:p>6.81936764717102</text:p>
              </table:table-cell>
              <table:table-cell office:value-type="float" office:value="828783.863097998">
                <text:p>828783.863097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89849424362183">
                <text:p>6.89849424362183</text:p>
              </table:table-cell>
              <table:table-cell office:value-type="float" office:value="829455.618513865">
                <text:p>829455.618513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97757840156555">
                <text:p>6.97757840156555</text:p>
              </table:table-cell>
              <table:table-cell office:value-type="float" office:value="829900.724829139">
                <text:p>829900.7248291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5668592453003">
                <text:p>7.05668592453003</text:p>
              </table:table-cell>
              <table:table-cell office:value-type="float" office:value="829655.607210346">
                <text:p>829655.6072103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358015537262">
                <text:p>7.1358015537262</text:p>
              </table:table-cell>
              <table:table-cell office:value-type="float" office:value="829570.600232043">
                <text:p>829570.600232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149772644043">
                <text:p>7.2149772644043</text:p>
              </table:table-cell>
              <table:table-cell office:value-type="float" office:value="828941.091123712">
                <text:p>828941.0911237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9402303695679">
                <text:p>7.29402303695679</text:p>
              </table:table-cell>
              <table:table-cell office:value-type="float" office:value="830303.732643225">
                <text:p>830303.732643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7318825721741">
                <text:p>7.37318825721741</text:p>
              </table:table-cell>
              <table:table-cell office:value-type="float" office:value="829050.936559421">
                <text:p>829050.936559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5228481292725">
                <text:p>7.45228481292725</text:p>
              </table:table-cell>
              <table:table-cell office:value-type="float" office:value="829770.644385164">
                <text:p>829770.644385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3147029876709">
                <text:p>7.53147029876709</text:p>
              </table:table-cell>
              <table:table-cell office:value-type="float" office:value="828838.761345024">
                <text:p>828838.761345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61045789718628">
                <text:p>7.61045789718628</text:p>
              </table:table-cell>
              <table:table-cell office:value-type="float" office:value="830915.248893745">
                <text:p>830915.2488937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6793429851532">
                <text:p>7.6793429851532</text:p>
              </table:table-cell>
              <table:table-cell office:value-type="float" office:value="952775.14970321">
                <text:p>952775.149703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75272846221924">
                <text:p>7.75272846221924</text:p>
              </table:table-cell>
              <table:table-cell office:value-type="float" office:value="894345.892729393">
                <text:p>894345.892729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82592821121216">
                <text:p>7.82592821121216</text:p>
              </table:table-cell>
              <table:table-cell office:value-type="float" office:value="896615.096403515">
                <text:p>896615.096403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90326428413391">
                <text:p>7.90326428413391</text:p>
              </table:table-cell>
              <table:table-cell office:value-type="float" office:value="848659.59080189">
                <text:p>848659.59080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8055410385132">
                <text:p>7.98055410385132</text:p>
              </table:table-cell>
              <table:table-cell office:value-type="float" office:value="849167.461380666">
                <text:p>849167.461380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05774283409119">
                <text:p>8.05774283409119</text:p>
              </table:table-cell>
              <table:table-cell office:value-type="float" office:value="850279.565372367">
                <text:p>850279.565372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12219333648682">
                <text:p>8.12219333648682</text:p>
              </table:table-cell>
              <table:table-cell office:value-type="float" office:value="1018331.8602719">
                <text:p>1018331.8602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19951295852661">
                <text:p>8.19951295852661</text:p>
              </table:table-cell>
              <table:table-cell office:value-type="float" office:value="848840.155558708">
                <text:p>848840.1555587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7679443359375">
                <text:p>8.27679443359375</text:p>
              </table:table-cell>
              <table:table-cell office:value-type="float" office:value="849259.152248089">
                <text:p>849259.1522480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34118723869324">
                <text:p>8.34118723869324</text:p>
              </table:table-cell>
              <table:table-cell office:value-type="float" office:value="1019244.30685382">
                <text:p>1019244.306853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41869711875916">
                <text:p>8.41869711875916</text:p>
              </table:table-cell>
              <table:table-cell office:value-type="float" office:value="846756.567603814">
                <text:p>846756.567603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9596810340881">
                <text:p>8.49596810340881</text:p>
              </table:table-cell>
              <table:table-cell office:value-type="float" office:value="849374.448864232">
                <text:p>849374.448864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603334903717">
                <text:p>8.5603334903717</text:p>
              </table:table-cell>
              <table:table-cell office:value-type="float" office:value="1019678.48088662">
                <text:p>1019678.48088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63592600822449">
                <text:p>8.63592600822449</text:p>
              </table:table-cell>
              <table:table-cell office:value-type="float" office:value="868234.077449552">
                <text:p>868234.0774495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7085862159729">
                <text:p>8.7085862159729</text:p>
              </table:table-cell>
              <table:table-cell office:value-type="float" office:value="903272.947240278">
                <text:p>903272.9472402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76917219161987">
                <text:p>8.76917219161987</text:p>
              </table:table-cell>
              <table:table-cell office:value-type="float" office:value="1083287.00328984">
                <text:p>1083287.00328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84195947647095">
                <text:p>8.84195947647095</text:p>
              </table:table-cell>
              <table:table-cell office:value-type="float" office:value="901695.950526054">
                <text:p>901695.9505260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91444659233093">
                <text:p>8.91444659233093</text:p>
              </table:table-cell>
              <table:table-cell office:value-type="float" office:value="905429.871520526">
                <text:p>905429.871520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7506070137024">
                <text:p>8.97506070137024</text:p>
              </table:table-cell>
              <table:table-cell office:value-type="float" office:value="1082784.20717921">
                <text:p>1082784.20717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04772663116455">
                <text:p>9.04772663116455</text:p>
              </table:table-cell>
              <table:table-cell office:value-type="float" office:value="903201.819419062">
                <text:p>903201.8194190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12049102783203">
                <text:p>9.12049102783203</text:p>
              </table:table-cell>
              <table:table-cell office:value-type="float" office:value="901979.580754663">
                <text:p>901979.5807546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18103408813477">
                <text:p>9.18103408813477</text:p>
              </table:table-cell>
              <table:table-cell office:value-type="float" office:value="1084054.88047382">
                <text:p>1084054.880473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25366878509522">
                <text:p>9.25366878509522</text:p>
              </table:table-cell>
              <table:table-cell office:value-type="float" office:value="903590.19513412">
                <text:p>903590.195134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32635974884033">
                <text:p>9.32635974884033</text:p>
              </table:table-cell>
              <table:table-cell office:value-type="float" office:value="902890.76686521">
                <text:p>902890.76686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38686800003052">
                <text:p>9.38686800003052</text:p>
              </table:table-cell>
              <table:table-cell office:value-type="float" office:value="1084678.51423618">
                <text:p>1084678.514236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45947122573853">
                <text:p>9.45947122573853</text:p>
              </table:table-cell>
              <table:table-cell office:value-type="float" office:value="903981.873532116">
                <text:p>903981.873532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53216314315796">
                <text:p>9.53216314315796</text:p>
              </table:table-cell>
              <table:table-cell office:value-type="float" office:value="902878.921480393">
                <text:p>902878.92148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59283804893494">
                <text:p>9.59283804893494</text:p>
              </table:table-cell>
              <table:table-cell office:value-type="float" office:value="1081699.24880054">
                <text:p>1081699.248800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67077684402466">
                <text:p>9.67077684402466</text:p>
              </table:table-cell>
              <table:table-cell office:value-type="float" office:value="842096.672452348">
                <text:p>842096.6724523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75134706497192">
                <text:p>9.75134706497192</text:p>
              </table:table-cell>
              <table:table-cell office:value-type="float" office:value="814593.769613181">
                <text:p>814593.7696131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81866049766541">
                <text:p>9.81866049766541</text:p>
              </table:table-cell>
              <table:table-cell office:value-type="float" office:value="975020.844633819">
                <text:p>975020.8446338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89941215515137">
                <text:p>9.89941215515137</text:p>
              </table:table-cell>
              <table:table-cell office:value-type="float" office:value="812763.502859488">
                <text:p>812763.502859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98016977310181">
                <text:p>9.98016977310181</text:p>
              </table:table-cell>
              <table:table-cell office:value-type="float" office:value="812703.515354775">
                <text:p>812703.515354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0474374294281">
                <text:p>10.0474374294281</text:p>
              </table:table-cell>
              <table:table-cell office:value-type="float" office:value="975684.356857033">
                <text:p>975684.3568570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1283648014069">
                <text:p>10.1283648014069</text:p>
              </table:table-cell>
              <table:table-cell office:value-type="float" office:value="810998.780699635">
                <text:p>810998.780699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2089459896088">
                <text:p>10.2089459896088</text:p>
              </table:table-cell>
              <table:table-cell office:value-type="float" office:value="814482.901835009">
                <text:p>814482.901835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2762889862061">
                <text:p>10.2762889862061</text:p>
              </table:table-cell>
              <table:table-cell office:value-type="float" office:value="974592.805729722">
                <text:p>974592.805729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3570594787598">
                <text:p>10.3570594787598</text:p>
              </table:table-cell>
              <table:table-cell office:value-type="float" office:value="812573.97256004">
                <text:p>812573.97256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4377615451813">
                <text:p>10.4377615451813</text:p>
              </table:table-cell>
              <table:table-cell office:value-type="float" office:value="813262.942453078">
                <text:p>813262.9424530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5051639080048">
                <text:p>10.5051639080048</text:p>
              </table:table-cell>
              <table:table-cell office:value-type="float" office:value="973734.410051432">
                <text:p>973734.4100514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858623981476">
                <text:p>10.5858623981476</text:p>
              </table:table-cell>
              <table:table-cell office:value-type="float" office:value="813298.983461064">
                <text:p>813298.9834610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6566915512085">
                <text:p>10.6566915512085</text:p>
              </table:table-cell>
              <table:table-cell office:value-type="float" office:value="926624.097051626">
                <text:p>926624.0970516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7116649150848">
                <text:p>10.7116649150848</text:p>
              </table:table-cell>
              <table:table-cell office:value-type="float" office:value="1193887.28235065">
                <text:p>1193887.282350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777759552002">
                <text:p>10.777759552002</text:p>
              </table:table-cell>
              <table:table-cell office:value-type="float" office:value="993000.386435371">
                <text:p>993000.3864353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843780040741">
                <text:p>10.843780040741</text:p>
              </table:table-cell>
              <table:table-cell office:value-type="float" office:value="994115.63370048">
                <text:p>994115.633700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8988928794861">
                <text:p>10.8988928794861</text:p>
              </table:table-cell>
              <table:table-cell office:value-type="float" office:value="1190865.89430697">
                <text:p>1190865.894306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9649386405945">
                <text:p>10.9649386405945</text:p>
              </table:table-cell>
              <table:table-cell office:value-type="float" office:value="993735.235971929">
                <text:p>993735.2359719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0310781002045">
                <text:p>11.0310781002045</text:p>
              </table:table-cell>
              <table:table-cell office:value-type="float" office:value="992327.430357342">
                <text:p>992327.4303573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0860385894775">
                <text:p>11.0860385894775</text:p>
              </table:table-cell>
              <table:table-cell office:value-type="float" office:value="1194166.9528069">
                <text:p>1194166.95280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1520895957947">
                <text:p>11.1520895957947</text:p>
              </table:table-cell>
              <table:table-cell office:value-type="float" office:value="993656.32197749">
                <text:p>993656.321977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2181515693665">
                <text:p>11.2181515693665</text:p>
              </table:table-cell>
              <table:table-cell office:value-type="float" office:value="993491.360482742">
                <text:p>993491.360482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273255109787">
                <text:p>11.273255109787</text:p>
              </table:table-cell>
              <table:table-cell office:value-type="float" office:value="1191066.8443283">
                <text:p>1191066.8443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3393697738647">
                <text:p>11.3393697738647</text:p>
              </table:table-cell>
              <table:table-cell office:value-type="float" office:value="992699.591164963">
                <text:p>992699.5911649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405353307724">
                <text:p>11.405353307724</text:p>
              </table:table-cell>
              <table:table-cell office:value-type="float" office:value="994672.400238478">
                <text:p>994672.4002384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460453748703">
                <text:p>11.460453748703</text:p>
              </table:table-cell>
              <table:table-cell office:value-type="float" office:value="1191133.84274019">
                <text:p>1191133.84274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5264604091644">
                <text:p>11.5264604091644</text:p>
              </table:table-cell>
              <table:table-cell office:value-type="float" office:value="994323.899151893">
                <text:p>994323.899151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592554807663">
                <text:p>11.592554807663</text:p>
              </table:table-cell>
              <table:table-cell office:value-type="float" office:value="993003.968429406">
                <text:p>993003.968429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6448867321014">
                <text:p>11.6448867321014</text:p>
              </table:table-cell>
              <table:table-cell office:value-type="float" office:value="1254148.41331049">
                <text:p>1254148.413310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7052907943726">
                <text:p>11.7052907943726</text:p>
              </table:table-cell>
              <table:table-cell office:value-type="float" office:value="1086549.43943036">
                <text:p>1086549.43943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7658498287201">
                <text:p>11.7658498287201</text:p>
              </table:table-cell>
              <table:table-cell office:value-type="float" office:value="1083768.93236694">
                <text:p>1083768.932366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816349029541">
                <text:p>11.816349029541</text:p>
              </table:table-cell>
              <table:table-cell office:value-type="float" office:value="1299664.13196795">
                <text:p>1299664.131967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8768181800842">
                <text:p>11.8768181800842</text:p>
              </table:table-cell>
              <table:table-cell office:value-type="float" office:value="1085379.89057904">
                <text:p>1085379.890579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9373893737793">
                <text:p>11.9373893737793</text:p>
              </table:table-cell>
              <table:table-cell office:value-type="float" office:value="1083551.37147221">
                <text:p>1083551.371472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9879128932953">
                <text:p>11.9879128932953</text:p>
              </table:table-cell>
              <table:table-cell office:value-type="float" office:value="1299038.55924421">
                <text:p>1299038.55924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0484175682068">
                <text:p>12.0484175682068</text:p>
              </table:table-cell>
              <table:table-cell office:value-type="float" office:value="1084742.62684662">
                <text:p>1084742.626846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1091816425324">
                <text:p>12.1091816425324</text:p>
              </table:table-cell>
              <table:table-cell office:value-type="float" office:value="1080111.90376006">
                <text:p>1080111.903760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1594440937042">
                <text:p>12.1594440937042</text:p>
              </table:table-cell>
              <table:table-cell office:value-type="float" office:value="1305785.89921069">
                <text:p>1305785.899210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219982624054">
                <text:p>12.219982624054</text:p>
              </table:table-cell>
              <table:table-cell office:value-type="float" office:value="1084135.99770004">
                <text:p>1084135.9977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2806036472321">
                <text:p>12.2806036472321</text:p>
              </table:table-cell>
              <table:table-cell office:value-type="float" office:value="1082660.71008365">
                <text:p>1082660.710083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3311326503754">
                <text:p>12.3311326503754</text:p>
              </table:table-cell>
              <table:table-cell office:value-type="float" office:value="1298897.58192645">
                <text:p>1298897.58192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3916118144989">
                <text:p>12.3916118144989</text:p>
              </table:table-cell>
              <table:table-cell office:value-type="float" office:value="1085200.18342085">
                <text:p>1085200.183420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4521775245667">
                <text:p>12.4521775245667</text:p>
              </table:table-cell>
              <table:table-cell office:value-type="float" office:value="1083649.47635525">
                <text:p>1083649.476355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5026118755341">
                <text:p>12.5026118755341</text:p>
              </table:table-cell>
              <table:table-cell office:value-type="float" office:value="1301335.27528517">
                <text:p>1301335.275285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5631470680237">
                <text:p>12.5631470680237</text:p>
              </table:table-cell>
              <table:table-cell office:value-type="float" office:value="1084195.77605621">
                <text:p>1084195.776056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6269772052765">
                <text:p>12.6269772052765</text:p>
              </table:table-cell>
              <table:table-cell office:value-type="float" office:value="1028229.02824188">
                <text:p>1028229.028241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6198174953461">
                <text:p>15.6198174953461</text:p>
              </table:table-cell>
              <table:table-cell office:value-type="float" office:value="21929.6700254173">
                <text:p>21929.67002541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6473207473755">
                <text:p>15.6473207473755</text:p>
              </table:table-cell>
              <table:table-cell office:value-type="float" office:value="2386335.98418822">
                <text:p>2386335.984188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6748640537262">
                <text:p>15.6748640537262</text:p>
              </table:table-cell>
              <table:table-cell office:value-type="float" office:value="2382865.70117291">
                <text:p>2382865.701172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6914188861847">
                <text:p>25.6914188861847</text:p>
              </table:table-cell>
              <table:table-cell office:value-type="float" office:value="6552.35268990097">
                <text:p>6552.352689900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7738227844238">
                <text:p>25.7738227844238</text:p>
              </table:table-cell>
              <table:table-cell office:value-type="float" office:value="796467.174520509">
                <text:p>796467.174520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.8563530445099">
                <text:p>25.8563530445099</text:p>
              </table:table-cell>
              <table:table-cell office:value-type="float" office:value="795247.70589068">
                <text:p>795247.705890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.9390347003937">
                <text:p>25.9390347003937</text:p>
              </table:table-cell>
              <table:table-cell office:value-type="float" office:value="793791.552654041">
                <text:p>793791.5526540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0214488506317">
                <text:p>26.0214488506317</text:p>
              </table:table-cell>
              <table:table-cell office:value-type="float" office:value="796368.09710996">
                <text:p>796368.09710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1037747859955">
                <text:p>26.1037747859955</text:p>
              </table:table-cell>
              <table:table-cell office:value-type="float" office:value="797221.431010715">
                <text:p>797221.4310107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.1864049434662">
                <text:p>26.1864049434662</text:p>
              </table:table-cell>
              <table:table-cell office:value-type="float" office:value="794286.275241217">
                <text:p>794286.2752412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.2689216136932">
                <text:p>26.2689216136932</text:p>
              </table:table-cell>
              <table:table-cell office:value-type="float" office:value="795378.677052875">
                <text:p>795378.677052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3514459133148">
                <text:p>26.3514459133148</text:p>
              </table:table-cell>
              <table:table-cell office:value-type="float" office:value="795305.144072204">
                <text:p>795305.1440722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4338874816895">
                <text:p>26.4338874816895</text:p>
              </table:table-cell>
              <table:table-cell office:value-type="float" office:value="796103.243715025">
                <text:p>796103.2437150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5162761211395">
                <text:p>26.5162761211395</text:p>
              </table:table-cell>
              <table:table-cell office:value-type="float" office:value="796614.684234134">
                <text:p>796614.6842341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5987329483032">
                <text:p>26.5987329483032</text:p>
              </table:table-cell>
              <table:table-cell office:value-type="float" office:value="795955.923330702">
                <text:p>795955.9233307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6836771965027">
                <text:p>26.6836771965027</text:p>
              </table:table-cell>
              <table:table-cell office:value-type="float" office:value="772647.958998771">
                <text:p>772647.9589987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7628951072693">
                <text:p>26.7628951072693</text:p>
              </table:table-cell>
              <table:table-cell office:value-type="float" office:value="828499.50680182">
                <text:p>828499.50680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8418912887573">
                <text:p>26.8418912887573</text:p>
              </table:table-cell>
              <table:table-cell office:value-type="float" office:value="830824.968545335">
                <text:p>830824.9685453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.9210748672485">
                <text:p>26.9210748672485</text:p>
              </table:table-cell>
              <table:table-cell office:value-type="float" office:value="828858.726147176">
                <text:p>828858.7261471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.0001268386841">
                <text:p>27.0001268386841</text:p>
              </table:table-cell>
              <table:table-cell office:value-type="float" office:value="830238.624137432">
                <text:p>830238.624137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0793464183807">
                <text:p>27.0793464183807</text:p>
              </table:table-cell>
              <table:table-cell office:value-type="float" office:value="828482.05268591">
                <text:p>828482.052685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.1583933830261">
                <text:p>27.1583933830261</text:p>
              </table:table-cell>
              <table:table-cell office:value-type="float" office:value="830291.210983662">
                <text:p>830291.2109836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.2375290393829">
                <text:p>27.2375290393829</text:p>
              </table:table-cell>
              <table:table-cell office:value-type="float" office:value="829360.657654428">
                <text:p>829360.6576544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.3165605068207">
                <text:p>27.3165605068207</text:p>
              </table:table-cell>
              <table:table-cell office:value-type="float" office:value="830454.022022312">
                <text:p>830454.0220223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3957040309906">
                <text:p>27.3957040309906</text:p>
              </table:table-cell>
              <table:table-cell office:value-type="float" office:value="829278.20928327">
                <text:p>829278.209283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4747719764709">
                <text:p>27.4747719764709</text:p>
              </table:table-cell>
              <table:table-cell office:value-type="float" office:value="830070.891576583">
                <text:p>830070.8915765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5539309978485">
                <text:p>27.5539309978485</text:p>
              </table:table-cell>
              <table:table-cell office:value-type="float" office:value="829115.858910839">
                <text:p>829115.8589108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6312861442566">
                <text:p>27.6312861442566</text:p>
              </table:table-cell>
              <table:table-cell office:value-type="float" office:value="848450.336500735">
                <text:p>848450.3365007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7043242454529">
                <text:p>27.7043242454529</text:p>
              </table:table-cell>
              <table:table-cell office:value-type="float" office:value="898599.483352049">
                <text:p>898599.483352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.7816989421844">
                <text:p>27.7816989421844</text:p>
              </table:table-cell>
              <table:table-cell office:value-type="float" office:value="848235.957908749">
                <text:p>848235.9579087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.8591561317444">
                <text:p>27.8591561317444</text:p>
              </table:table-cell>
              <table:table-cell office:value-type="float" office:value="847332.576522336">
                <text:p>847332.5765223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.9363210201263">
                <text:p>27.9363210201263</text:p>
              </table:table-cell>
              <table:table-cell office:value-type="float" office:value="850542.278699719">
                <text:p>850542.2786997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0007331371307">
                <text:p>28.0007331371307</text:p>
              </table:table-cell>
              <table:table-cell office:value-type="float" office:value="1018938.71917798">
                <text:p>1018938.719177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779807567596">
                <text:p>28.0779807567596</text:p>
              </table:table-cell>
              <table:table-cell office:value-type="float" office:value="849631.358419753">
                <text:p>849631.3584197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.155287027359">
                <text:p>28.155287027359</text:p>
              </table:table-cell>
              <table:table-cell office:value-type="float" office:value="848986.757363237">
                <text:p>848986.7573632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.2198429107666">
                <text:p>28.2198429107666</text:p>
              </table:table-cell>
              <table:table-cell office:value-type="float" office:value="1016669.53553424">
                <text:p>1016669.535534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.2972257137299">
                <text:p>28.2972257137299</text:p>
              </table:table-cell>
              <table:table-cell office:value-type="float" office:value="848147.100993015">
                <text:p>848147.1009930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.3744246959686">
                <text:p>28.3744246959686</text:p>
              </table:table-cell>
              <table:table-cell office:value-type="float" office:value="850166.648531792">
                <text:p>850166.6485317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.4388992786407">
                <text:p>28.4388992786407</text:p>
              </table:table-cell>
              <table:table-cell office:value-type="float" office:value="1017951.5288027">
                <text:p>1017951.52880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.5161440372467">
                <text:p>28.5161440372467</text:p>
              </table:table-cell>
              <table:table-cell office:value-type="float" office:value="849662.827413361">
                <text:p>849662.827413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5934503078461">
                <text:p>28.5934503078461</text:p>
              </table:table-cell>
              <table:table-cell office:value-type="float" office:value="848986.757363237">
                <text:p>848986.7573632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6553242206573">
                <text:p>28.6553242206573</text:p>
              </table:table-cell>
              <table:table-cell office:value-type="float" office:value="1060737.82985381">
                <text:p>1060737.829853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728077173233">
                <text:p>28.728077173233</text:p>
              </table:table-cell>
              <table:table-cell office:value-type="float" office:value="902121.462791826">
                <text:p>902121.4627918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008303642273">
                <text:p>28.8008303642273</text:p>
              </table:table-cell>
              <table:table-cell office:value-type="float" office:value="902118.506460778">
                <text:p>902118.5064607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8611471652985">
                <text:p>28.8611471652985</text:p>
              </table:table-cell>
              <table:table-cell office:value-type="float" office:value="1088121.36642594">
                <text:p>1088121.366425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9340488910675">
                <text:p>28.9340488910675</text:p>
              </table:table-cell>
              <table:table-cell office:value-type="float" office:value="900280.470834478">
                <text:p>900280.4708344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0066454410553">
                <text:p>29.0066454410553</text:p>
              </table:table-cell>
              <table:table-cell office:value-type="float" office:value="904065.000486056">
                <text:p>904065.0004860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0672788619995">
                <text:p>29.0672788619995</text:p>
              </table:table-cell>
              <table:table-cell office:value-type="float" office:value="1082439.33754596">
                <text:p>1082439.337545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1398229598999">
                <text:p>29.1398229598999</text:p>
              </table:table-cell>
              <table:table-cell office:value-type="float" office:value="904718.673187148">
                <text:p>904718.6731871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2125506401062">
                <text:p>29.2125506401062</text:p>
              </table:table-cell>
              <table:table-cell office:value-type="float" office:value="902434.94380446">
                <text:p>902434.943804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.2730748653412">
                <text:p>29.2730748653412</text:p>
              </table:table-cell>
              <table:table-cell office:value-type="float" office:value="1084392.23707836">
                <text:p>1084392.23707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.3457963466644">
                <text:p>29.3457963466644</text:p>
              </table:table-cell>
              <table:table-cell office:value-type="float" office:value="902511.868649514">
                <text:p>902511.8686495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.4183979034424">
                <text:p>29.4183979034424</text:p>
              </table:table-cell>
              <table:table-cell office:value-type="float" office:value="904002.653837439">
                <text:p>904002.6538374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.4789969921112">
                <text:p>29.4789969921112</text:p>
              </table:table-cell>
              <table:table-cell office:value-type="float" office:value="1083052.59108238">
                <text:p>1083052.591082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.5517387390137">
                <text:p>29.5517387390137</text:p>
              </table:table-cell>
              <table:table-cell office:value-type="float" office:value="902260.432210973">
                <text:p>902260.4322109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.6256458759308">
                <text:p>29.6256458759308</text:p>
              </table:table-cell>
              <table:table-cell office:value-type="float" office:value="888033.317724177">
                <text:p>888033.3177241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928100585937">
                <text:p>29.6928100585937</text:p>
              </table:table-cell>
              <table:table-cell office:value-type="float" office:value="977187.503782299">
                <text:p>977187.5037822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.7735838890076">
                <text:p>29.7735838890076</text:p>
              </table:table-cell>
              <table:table-cell office:value-type="float" office:value="812540.394132058">
                <text:p>812540.3941320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.8542702198029">
                <text:p>29.8542702198029</text:p>
              </table:table-cell>
              <table:table-cell office:value-type="float" office:value="813421.546786123">
                <text:p>813421.546786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.9215083122253">
                <text:p>29.9215083122253</text:p>
              </table:table-cell>
              <table:table-cell office:value-type="float" office:value="976113.355322551">
                <text:p>976113.3553225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.0023303031921">
                <text:p>30.0023303031921</text:p>
              </table:table-cell>
              <table:table-cell office:value-type="float" office:value="812056.214093548">
                <text:p>812056.2140935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.0831959247589">
                <text:p>30.0831959247589</text:p>
              </table:table-cell>
              <table:table-cell office:value-type="float" office:value="811618.073643399">
                <text:p>811618.0736433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.1503081321716">
                <text:p>30.1503081321716</text:p>
              </table:table-cell>
              <table:table-cell office:value-type="float" office:value="977944.289574371">
                <text:p>977944.2895743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.231139421463">
                <text:p>30.231139421463</text:p>
              </table:table-cell>
              <table:table-cell office:value-type="float" office:value="811962.800239506">
                <text:p>811962.8002395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.3118550777435">
                <text:p>30.3118550777435</text:p>
              </table:table-cell>
              <table:table-cell office:value-type="float" office:value="813126.015749706">
                <text:p>813126.0157497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.3792295455933">
                <text:p>30.3792295455933</text:p>
              </table:table-cell>
              <table:table-cell office:value-type="float" office:value="974137.564193935">
                <text:p>974137.5641939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.4599661827087">
                <text:p>30.4599661827087</text:p>
              </table:table-cell>
              <table:table-cell office:value-type="float" office:value="812914.710655162">
                <text:p>812914.7106551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.5406818389893">
                <text:p>30.5406818389893</text:p>
              </table:table-cell>
              <table:table-cell office:value-type="float" office:value="813126.015749706">
                <text:p>813126.0157497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.6079559326172">
                <text:p>30.6079559326172</text:p>
              </table:table-cell>
              <table:table-cell office:value-type="float" office:value="975590.995888974">
                <text:p>975590.9958889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.6764523983002">
                <text:p>30.6764523983002</text:p>
              </table:table-cell>
              <table:table-cell office:value-type="float" office:value="958180.825033502">
                <text:p>958180.8250335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.7426624298096">
                <text:p>30.7426624298096</text:p>
              </table:table-cell>
              <table:table-cell office:value-type="float" office:value="991269.729129832">
                <text:p>991269.7291298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.7976894378662">
                <text:p>30.7976894378662</text:p>
              </table:table-cell>
              <table:table-cell office:value-type="float" office:value="1192723.39743501">
                <text:p>1192723.397435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.8638195991516">
                <text:p>30.8638195991516</text:p>
              </table:table-cell>
              <table:table-cell office:value-type="float" office:value="992466.957955078">
                <text:p>992466.9579550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.9299409389496">
                <text:p>30.9299409389496</text:p>
              </table:table-cell>
              <table:table-cell office:value-type="float" office:value="992599.366566546">
                <text:p>992599.3665665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.9849174022675">
                <text:p>30.9849174022675</text:p>
              </table:table-cell>
              <table:table-cell office:value-type="float" office:value="1193819.97384079">
                <text:p>1193819.973840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0510370731354">
                <text:p>31.0510370731354</text:p>
              </table:table-cell>
              <table:table-cell office:value-type="float" office:value="992624.42081882">
                <text:p>992624.420818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1171052455902">
                <text:p>31.1171052455902</text:p>
              </table:table-cell>
              <table:table-cell office:value-type="float" office:value="993398.145602829">
                <text:p>993398.1456028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1721291542053">
                <text:p>31.1721291542053</text:p>
              </table:table-cell>
              <table:table-cell office:value-type="float" office:value="1192790.58234649">
                <text:p>1192790.582346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2382221221924">
                <text:p>31.2382221221924</text:p>
              </table:table-cell>
              <table:table-cell office:value-type="float" office:value="993025.460936316">
                <text:p>993025.4609363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.3043041229248">
                <text:p>31.3043041229248</text:p>
              </table:table-cell>
              <table:table-cell office:value-type="float" office:value="993190.267736535">
                <text:p>993190.2677365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.3592691421509">
                <text:p>31.3592691421509</text:p>
              </table:table-cell>
              <table:table-cell office:value-type="float" office:value="1194068.53529973">
                <text:p>1194068.535299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.4253797531128">
                <text:p>31.4253797531128</text:p>
              </table:table-cell>
              <table:table-cell office:value-type="float" office:value="992760.451689219">
                <text:p>992760.4516892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.4913442134857">
                <text:p>31.4913442134857</text:p>
              </table:table-cell>
              <table:table-cell office:value-type="float" office:value="994960.007691335">
                <text:p>994960.0076913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.5464615821838">
                <text:p>31.5464615821838</text:p>
              </table:table-cell>
              <table:table-cell office:value-type="float" office:value="1190768.02014024">
                <text:p>1190768.020140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.6126055717468">
                <text:p>31.6126055717468</text:p>
              </table:table-cell>
              <table:table-cell office:value-type="float" office:value="992259.469584901">
                <text:p>992259.4695849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.6730387210846">
                <text:p>31.6730387210846</text:p>
              </table:table-cell>
              <table:table-cell office:value-type="float" office:value="1086026.47254364">
                <text:p>1086026.472543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.7233982086182">
                <text:p>31.7233982086182</text:p>
              </table:table-cell>
              <table:table-cell office:value-type="float" office:value="1303269.8149728">
                <text:p>1303269.81497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.7840268611908">
                <text:p>31.7840268611908</text:p>
              </table:table-cell>
              <table:table-cell office:value-type="float" office:value="1082524.47011542">
                <text:p>1082524.470115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.844612121582">
                <text:p>31.844612121582</text:p>
              </table:table-cell>
              <table:table-cell office:value-type="float" office:value="1083299.79232861">
                <text:p>1083299.792328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.8950343132019">
                <text:p>31.8950343132019</text:p>
              </table:table-cell>
              <table:table-cell office:value-type="float" office:value="1301649.09321657">
                <text:p>1301649.093216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.9556543827057">
                <text:p>31.9556543827057</text:p>
              </table:table-cell>
              <table:table-cell office:value-type="float" office:value="1082677.74249092">
                <text:p>1082677.74249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.0160763263702">
                <text:p>32.0160763263702</text:p>
              </table:table-cell>
              <table:table-cell office:value-type="float" office:value="1086227.88376975">
                <text:p>1086227.883769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.066549539566">
                <text:p>32.066549539566</text:p>
              </table:table-cell>
              <table:table-cell office:value-type="float" office:value="1300333.30244686">
                <text:p>1300333.302446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.1271550655365">
                <text:p>32.1271550655365</text:p>
              </table:table-cell>
              <table:table-cell office:value-type="float" office:value="1082937.55312001">
                <text:p>1082937.55312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1877405643463">
                <text:p>32.1877405643463</text:p>
              </table:table-cell>
              <table:table-cell office:value-type="float" office:value="1083295.52928213">
                <text:p>1083295.529282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.2381839752197">
                <text:p>32.2381839752197</text:p>
              </table:table-cell>
              <table:table-cell office:value-type="float" office:value="1301101.54851944">
                <text:p>1301101.548519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.2988893985748">
                <text:p>32.2988893985748</text:p>
              </table:table-cell>
              <table:table-cell office:value-type="float" office:value="1081155.46144994">
                <text:p>1081155.461449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.3593609333038">
                <text:p>32.3593609333038</text:p>
              </table:table-cell>
              <table:table-cell office:value-type="float" office:value="1085337.09776215">
                <text:p>1085337.097762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.4097797870636">
                <text:p>32.4097797870636</text:p>
              </table:table-cell>
              <table:table-cell office:value-type="float" office:value="1301735.26579405">
                <text:p>1301735.265794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.4703340530395">
                <text:p>32.4703340530395</text:p>
              </table:table-cell>
              <table:table-cell office:value-type="float" office:value="1083854.2742152">
                <text:p>1083854.27421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5309181213379">
                <text:p>32.5309181213379</text:p>
              </table:table-cell>
              <table:table-cell office:value-type="float" office:value="1083321.10806429">
                <text:p>1083321.108064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5814871788025">
                <text:p>32.5814871788025</text:p>
              </table:table-cell>
              <table:table-cell office:value-type="float" office:value="1297868.76185986">
                <text:p>1297868.761859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.6036205291748">
                <text:p>35.6036205291748</text:p>
              </table:table-cell>
              <table:table-cell office:value-type="float" office:value="21717.1092043025">
                <text:p>21717.10920430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.6311111450195">
                <text:p>35.6311111450195</text:p>
              </table:table-cell>
              <table:table-cell office:value-type="float" office:value="2387432.87421078">
                <text:p>2387432.874210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.6586217880249">
                <text:p>35.6586217880249</text:p>
              </table:table-cell>
              <table:table-cell office:value-type="float" office:value="2385694.87405969">
                <text:p>2385694.874059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.6861066818237">
                <text:p>35.6861066818237</text:p>
              </table:table-cell>
              <table:table-cell office:value-type="float" office:value="2387929.91089521">
                <text:p>2387929.910895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.7064542770386">
                <text:p>45.7064542770386</text:p>
              </table:table-cell>
              <table:table-cell office:value-type="float" office:value="6549.87258439439">
                <text:p>6549.87258439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